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42"/>
    <style:style style:name="ce6" style:family="table-cell" style:parent-style-name="Default" style:data-style-name="N2"/>
    <style:style style:name="ce3" style:family="table-cell" style:parent-style-name="Default" style:data-style-name="N142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</table:table>
      <table:table table:name="O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87027427" calcext:value-type="float">
            <text:p>287027427</text:p>
          </table:table-cell>
          <table:table-cell office:value-type="float" office:value="114861430" calcext:value-type="float">
            <text:p>114861430</text:p>
          </table:table-cell>
          <table:table-cell office:value-type="float" office:value="401888857" calcext:value-type="float">
            <text:p>401888857</text:p>
          </table:table-cell>
          <table:table-cell table:style-name="ce3" table:formula="of:=AVERAGE([.C:.C])" office:value-type="float" office:value="396175275.7" calcext:value-type="float">
            <text:p>3.962E+08</text:p>
          </table:table-cell>
          <table:table-cell table:style-name="ce4" table:formula="of:=STDEV([.C:.C])/[.D2]*100" office:value-type="float" office:value="0.885323051263039" calcext:value-type="float">
            <text:p>0.89</text:p>
          </table:table-cell>
        </table:table-row>
        <table:table-row table:style-name="ro1">
          <table:table-cell office:value-type="float" office:value="289655683" calcext:value-type="float">
            <text:p>289655683</text:p>
          </table:table-cell>
          <table:table-cell office:value-type="float" office:value="114187094" calcext:value-type="float">
            <text:p>114187094</text:p>
          </table:table-cell>
          <table:table-cell office:value-type="float" office:value="403842777" calcext:value-type="float">
            <text:p>403842777</text:p>
          </table:table-cell>
          <table:table-cell table:number-columns-repeated="2"/>
        </table:table-row>
        <table:table-row table:style-name="ro1">
          <table:table-cell office:value-type="float" office:value="288983644" calcext:value-type="float">
            <text:p>288983644</text:p>
          </table:table-cell>
          <table:table-cell office:value-type="float" office:value="113894739" calcext:value-type="float">
            <text:p>113894739</text:p>
          </table:table-cell>
          <table:table-cell office:value-type="float" office:value="402878383" calcext:value-type="float">
            <text:p>402878383</text:p>
          </table:table-cell>
          <table:table-cell table:number-columns-repeated="2"/>
        </table:table-row>
        <table:table-row table:style-name="ro1">
          <table:table-cell office:value-type="float" office:value="287502794" calcext:value-type="float">
            <text:p>287502794</text:p>
          </table:table-cell>
          <table:table-cell office:value-type="float" office:value="113881613" calcext:value-type="float">
            <text:p>113881613</text:p>
          </table:table-cell>
          <table:table-cell office:value-type="float" office:value="401384407" calcext:value-type="float">
            <text:p>401384407</text:p>
          </table:table-cell>
          <table:table-cell table:number-columns-repeated="2"/>
        </table:table-row>
        <table:table-row table:style-name="ro1">
          <table:table-cell office:value-type="float" office:value="287546029" calcext:value-type="float">
            <text:p>287546029</text:p>
          </table:table-cell>
          <table:table-cell office:value-type="float" office:value="113964077" calcext:value-type="float">
            <text:p>113964077</text:p>
          </table:table-cell>
          <table:table-cell office:value-type="float" office:value="401510106" calcext:value-type="float">
            <text:p>401510106</text:p>
          </table:table-cell>
          <table:table-cell table:number-columns-repeated="2"/>
        </table:table-row>
        <table:table-row table:style-name="ro1">
          <table:table-cell office:value-type="float" office:value="287951869" calcext:value-type="float">
            <text:p>287951869</text:p>
          </table:table-cell>
          <table:table-cell office:value-type="float" office:value="114198651" calcext:value-type="float">
            <text:p>114198651</text:p>
          </table:table-cell>
          <table:table-cell office:value-type="float" office:value="402150520" calcext:value-type="float">
            <text:p>402150520</text:p>
          </table:table-cell>
          <table:table-cell table:number-columns-repeated="2"/>
        </table:table-row>
        <table:table-row table:style-name="ro1">
          <table:table-cell office:value-type="float" office:value="288092058" calcext:value-type="float">
            <text:p>288092058</text:p>
          </table:table-cell>
          <table:table-cell office:value-type="float" office:value="113686969" calcext:value-type="float">
            <text:p>113686969</text:p>
          </table:table-cell>
          <table:table-cell office:value-type="float" office:value="401779027" calcext:value-type="float">
            <text:p>401779027</text:p>
          </table:table-cell>
          <table:table-cell table:number-columns-repeated="2"/>
        </table:table-row>
        <table:table-row table:style-name="ro1">
          <table:table-cell office:value-type="float" office:value="289000402" calcext:value-type="float">
            <text:p>289000402</text:p>
          </table:table-cell>
          <table:table-cell office:value-type="float" office:value="114153559" calcext:value-type="float">
            <text:p>114153559</text:p>
          </table:table-cell>
          <table:table-cell office:value-type="float" office:value="403153961" calcext:value-type="float">
            <text:p>403153961</text:p>
          </table:table-cell>
          <table:table-cell table:number-columns-repeated="2"/>
        </table:table-row>
        <table:table-row table:style-name="ro1">
          <table:table-cell office:value-type="float" office:value="287559302" calcext:value-type="float">
            <text:p>287559302</text:p>
          </table:table-cell>
          <table:table-cell office:value-type="float" office:value="113881113" calcext:value-type="float">
            <text:p>113881113</text:p>
          </table:table-cell>
          <table:table-cell office:value-type="float" office:value="401440415" calcext:value-type="float">
            <text:p>401440415</text:p>
          </table:table-cell>
          <table:table-cell table:number-columns-repeated="2"/>
        </table:table-row>
        <table:table-row table:style-name="ro1">
          <table:table-cell office:value-type="float" office:value="287586812" calcext:value-type="float">
            <text:p>287586812</text:p>
          </table:table-cell>
          <table:table-cell office:value-type="float" office:value="113832009" calcext:value-type="float">
            <text:p>113832009</text:p>
          </table:table-cell>
          <table:table-cell office:value-type="float" office:value="401418821" calcext:value-type="float">
            <text:p>401418821</text:p>
          </table:table-cell>
          <table:table-cell table:number-columns-repeated="2"/>
        </table:table-row>
        <table:table-row table:style-name="ro1">
          <table:table-cell office:value-type="float" office:value="287506517" calcext:value-type="float">
            <text:p>287506517</text:p>
          </table:table-cell>
          <table:table-cell office:value-type="float" office:value="113894150" calcext:value-type="float">
            <text:p>113894150</text:p>
          </table:table-cell>
          <table:table-cell office:value-type="float" office:value="401400667" calcext:value-type="float">
            <text:p>401400667</text:p>
          </table:table-cell>
          <table:table-cell table:number-columns-repeated="2"/>
        </table:table-row>
        <table:table-row table:style-name="ro1">
          <table:table-cell office:value-type="float" office:value="287579474" calcext:value-type="float">
            <text:p>287579474</text:p>
          </table:table-cell>
          <table:table-cell office:value-type="float" office:value="114201382" calcext:value-type="float">
            <text:p>114201382</text:p>
          </table:table-cell>
          <table:table-cell office:value-type="float" office:value="401780856" calcext:value-type="float">
            <text:p>401780856</text:p>
          </table:table-cell>
          <table:table-cell table:number-columns-repeated="2"/>
        </table:table-row>
        <table:table-row table:style-name="ro1">
          <table:table-cell office:value-type="float" office:value="289009647" calcext:value-type="float">
            <text:p>289009647</text:p>
          </table:table-cell>
          <table:table-cell office:value-type="float" office:value="113918194" calcext:value-type="float">
            <text:p>113918194</text:p>
          </table:table-cell>
          <table:table-cell office:value-type="float" office:value="402927841" calcext:value-type="float">
            <text:p>402927841</text:p>
          </table:table-cell>
          <table:table-cell table:number-columns-repeated="2"/>
        </table:table-row>
        <table:table-row table:style-name="ro1">
          <table:table-cell office:value-type="float" office:value="287866498" calcext:value-type="float">
            <text:p>287866498</text:p>
          </table:table-cell>
          <table:table-cell office:value-type="float" office:value="113801676" calcext:value-type="float">
            <text:p>113801676</text:p>
          </table:table-cell>
          <table:table-cell office:value-type="float" office:value="401668174" calcext:value-type="float">
            <text:p>401668174</text:p>
          </table:table-cell>
          <table:table-cell table:number-columns-repeated="2"/>
        </table:table-row>
        <table:table-row table:style-name="ro1">
          <table:table-cell office:value-type="float" office:value="287777753" calcext:value-type="float">
            <text:p>287777753</text:p>
          </table:table-cell>
          <table:table-cell office:value-type="float" office:value="113991757" calcext:value-type="float">
            <text:p>113991757</text:p>
          </table:table-cell>
          <table:table-cell office:value-type="float" office:value="401769510" calcext:value-type="float">
            <text:p>401769510</text:p>
          </table:table-cell>
          <table:table-cell table:number-columns-repeated="2"/>
        </table:table-row>
        <table:table-row table:style-name="ro1">
          <table:table-cell office:value-type="float" office:value="287675193" calcext:value-type="float">
            <text:p>287675193</text:p>
          </table:table-cell>
          <table:table-cell office:value-type="float" office:value="113907095" calcext:value-type="float">
            <text:p>113907095</text:p>
          </table:table-cell>
          <table:table-cell office:value-type="float" office:value="401582288" calcext:value-type="float">
            <text:p>401582288</text:p>
          </table:table-cell>
          <table:table-cell table:number-columns-repeated="2"/>
        </table:table-row>
        <table:table-row table:style-name="ro1">
          <table:table-cell office:value-type="float" office:value="288070010" calcext:value-type="float">
            <text:p>288070010</text:p>
          </table:table-cell>
          <table:table-cell office:value-type="float" office:value="113690845" calcext:value-type="float">
            <text:p>113690845</text:p>
          </table:table-cell>
          <table:table-cell office:value-type="float" office:value="401760855" calcext:value-type="float">
            <text:p>401760855</text:p>
          </table:table-cell>
          <table:table-cell table:number-columns-repeated="2"/>
        </table:table-row>
        <table:table-row table:style-name="ro1">
          <table:table-cell office:value-type="float" office:value="288398232" calcext:value-type="float">
            <text:p>288398232</text:p>
          </table:table-cell>
          <table:table-cell office:value-type="float" office:value="114209012" calcext:value-type="float">
            <text:p>114209012</text:p>
          </table:table-cell>
          <table:table-cell office:value-type="float" office:value="402607244" calcext:value-type="float">
            <text:p>402607244</text:p>
          </table:table-cell>
          <table:table-cell table:number-columns-repeated="2"/>
        </table:table-row>
        <table:table-row table:style-name="ro1">
          <table:table-cell office:value-type="float" office:value="289727666" calcext:value-type="float">
            <text:p>289727666</text:p>
          </table:table-cell>
          <table:table-cell office:value-type="float" office:value="114342622" calcext:value-type="float">
            <text:p>114342622</text:p>
          </table:table-cell>
          <table:table-cell office:value-type="float" office:value="404070288" calcext:value-type="float">
            <text:p>404070288</text:p>
          </table:table-cell>
          <table:table-cell table:number-columns-repeated="2"/>
        </table:table-row>
        <table:table-row table:style-name="ro1">
          <table:table-cell office:value-type="float" office:value="288156599" calcext:value-type="float">
            <text:p>288156599</text:p>
          </table:table-cell>
          <table:table-cell office:value-type="float" office:value="113608871" calcext:value-type="float">
            <text:p>113608871</text:p>
          </table:table-cell>
          <table:table-cell office:value-type="float" office:value="401765470" calcext:value-type="float">
            <text:p>401765470</text:p>
          </table:table-cell>
          <table:table-cell table:number-columns-repeated="2"/>
        </table:table-row>
        <table:table-row table:style-name="ro1">
          <table:table-cell office:value-type="float" office:value="288387064" calcext:value-type="float">
            <text:p>288387064</text:p>
          </table:table-cell>
          <table:table-cell office:value-type="float" office:value="113884815" calcext:value-type="float">
            <text:p>113884815</text:p>
          </table:table-cell>
          <table:table-cell office:value-type="float" office:value="402271879" calcext:value-type="float">
            <text:p>402271879</text:p>
          </table:table-cell>
          <table:table-cell table:number-columns-repeated="2"/>
        </table:table-row>
        <table:table-row table:style-name="ro1">
          <table:table-cell office:value-type="float" office:value="288341333" calcext:value-type="float">
            <text:p>288341333</text:p>
          </table:table-cell>
          <table:table-cell office:value-type="float" office:value="119470191" calcext:value-type="float">
            <text:p>119470191</text:p>
          </table:table-cell>
          <table:table-cell office:value-type="float" office:value="407811524" calcext:value-type="float">
            <text:p>407811524</text:p>
          </table:table-cell>
          <table:table-cell table:number-columns-repeated="2"/>
        </table:table-row>
        <table:table-row table:style-name="ro1">
          <table:table-cell office:value-type="float" office:value="283884180" calcext:value-type="float">
            <text:p>283884180</text:p>
          </table:table-cell>
          <table:table-cell office:value-type="float" office:value="110317551" calcext:value-type="float">
            <text:p>110317551</text:p>
          </table:table-cell>
          <table:table-cell office:value-type="float" office:value="394201731" calcext:value-type="float">
            <text:p>394201731</text:p>
          </table:table-cell>
          <table:table-cell table:number-columns-repeated="2"/>
        </table:table-row>
        <table:table-row table:style-name="ro1">
          <table:table-cell office:value-type="float" office:value="283465950" calcext:value-type="float">
            <text:p>283465950</text:p>
          </table:table-cell>
          <table:table-cell office:value-type="float" office:value="110595769" calcext:value-type="float">
            <text:p>110595769</text:p>
          </table:table-cell>
          <table:table-cell office:value-type="float" office:value="394061719" calcext:value-type="float">
            <text:p>394061719</text:p>
          </table:table-cell>
          <table:table-cell table:number-columns-repeated="2"/>
        </table:table-row>
        <table:table-row table:style-name="ro1">
          <table:table-cell office:value-type="float" office:value="283501095" calcext:value-type="float">
            <text:p>283501095</text:p>
          </table:table-cell>
          <table:table-cell office:value-type="float" office:value="111404973" calcext:value-type="float">
            <text:p>111404973</text:p>
          </table:table-cell>
          <table:table-cell office:value-type="float" office:value="394906068" calcext:value-type="float">
            <text:p>394906068</text:p>
          </table:table-cell>
          <table:table-cell table:number-columns-repeated="2"/>
        </table:table-row>
        <table:table-row table:style-name="ro1">
          <table:table-cell office:value-type="float" office:value="283169878" calcext:value-type="float">
            <text:p>283169878</text:p>
          </table:table-cell>
          <table:table-cell office:value-type="float" office:value="110296457" calcext:value-type="float">
            <text:p>110296457</text:p>
          </table:table-cell>
          <table:table-cell office:value-type="float" office:value="393466335" calcext:value-type="float">
            <text:p>393466335</text:p>
          </table:table-cell>
          <table:table-cell table:number-columns-repeated="2"/>
        </table:table-row>
        <table:table-row table:style-name="ro1">
          <table:table-cell office:value-type="float" office:value="283180052" calcext:value-type="float">
            <text:p>283180052</text:p>
          </table:table-cell>
          <table:table-cell office:value-type="float" office:value="110252676" calcext:value-type="float">
            <text:p>110252676</text:p>
          </table:table-cell>
          <table:table-cell office:value-type="float" office:value="393432728" calcext:value-type="float">
            <text:p>393432728</text:p>
          </table:table-cell>
          <table:table-cell table:number-columns-repeated="2"/>
        </table:table-row>
        <table:table-row table:style-name="ro1">
          <table:table-cell office:value-type="float" office:value="283190912" calcext:value-type="float">
            <text:p>283190912</text:p>
          </table:table-cell>
          <table:table-cell office:value-type="float" office:value="110527178" calcext:value-type="float">
            <text:p>110527178</text:p>
          </table:table-cell>
          <table:table-cell office:value-type="float" office:value="393718090" calcext:value-type="float">
            <text:p>393718090</text:p>
          </table:table-cell>
          <table:table-cell table:number-columns-repeated="2"/>
        </table:table-row>
        <table:table-row table:style-name="ro1">
          <table:table-cell office:value-type="float" office:value="283253414" calcext:value-type="float">
            <text:p>283253414</text:p>
          </table:table-cell>
          <table:table-cell office:value-type="float" office:value="110289119" calcext:value-type="float">
            <text:p>110289119</text:p>
          </table:table-cell>
          <table:table-cell office:value-type="float" office:value="393542533" calcext:value-type="float">
            <text:p>393542533</text:p>
          </table:table-cell>
          <table:table-cell table:number-columns-repeated="2"/>
        </table:table-row>
        <table:table-row table:style-name="ro1">
          <table:table-cell office:value-type="float" office:value="283718272" calcext:value-type="float">
            <text:p>283718272</text:p>
          </table:table-cell>
          <table:table-cell office:value-type="float" office:value="110346176" calcext:value-type="float">
            <text:p>110346176</text:p>
          </table:table-cell>
          <table:table-cell office:value-type="float" office:value="394064448" calcext:value-type="float">
            <text:p>394064448</text:p>
          </table:table-cell>
          <table:table-cell table:number-columns-repeated="2"/>
        </table:table-row>
        <table:table-row table:style-name="ro1">
          <table:table-cell office:value-type="float" office:value="283028599" calcext:value-type="float">
            <text:p>283028599</text:p>
          </table:table-cell>
          <table:table-cell office:value-type="float" office:value="110316513" calcext:value-type="float">
            <text:p>110316513</text:p>
          </table:table-cell>
          <table:table-cell office:value-type="float" office:value="393345112" calcext:value-type="float">
            <text:p>393345112</text:p>
          </table:table-cell>
          <table:table-cell table:number-columns-repeated="2"/>
        </table:table-row>
        <table:table-row table:style-name="ro1">
          <table:table-cell office:value-type="float" office:value="283632025" calcext:value-type="float">
            <text:p>283632025</text:p>
          </table:table-cell>
          <table:table-cell office:value-type="float" office:value="110390994" calcext:value-type="float">
            <text:p>110390994</text:p>
          </table:table-cell>
          <table:table-cell office:value-type="float" office:value="394023019" calcext:value-type="float">
            <text:p>394023019</text:p>
          </table:table-cell>
          <table:table-cell table:number-columns-repeated="2"/>
        </table:table-row>
        <table:table-row table:style-name="ro1">
          <table:table-cell office:value-type="float" office:value="283462210" calcext:value-type="float">
            <text:p>283462210</text:p>
          </table:table-cell>
          <table:table-cell office:value-type="float" office:value="110323932" calcext:value-type="float">
            <text:p>110323932</text:p>
          </table:table-cell>
          <table:table-cell office:value-type="float" office:value="393786142" calcext:value-type="float">
            <text:p>393786142</text:p>
          </table:table-cell>
          <table:table-cell table:number-columns-repeated="2"/>
        </table:table-row>
        <table:table-row table:style-name="ro1">
          <table:table-cell office:value-type="float" office:value="282915417" calcext:value-type="float">
            <text:p>282915417</text:p>
          </table:table-cell>
          <table:table-cell office:value-type="float" office:value="110346039" calcext:value-type="float">
            <text:p>110346039</text:p>
          </table:table-cell>
          <table:table-cell office:value-type="float" office:value="393261456" calcext:value-type="float">
            <text:p>393261456</text:p>
          </table:table-cell>
          <table:table-cell table:number-columns-repeated="2"/>
        </table:table-row>
        <table:table-row table:style-name="ro1">
          <table:table-cell office:value-type="float" office:value="283152990" calcext:value-type="float">
            <text:p>283152990</text:p>
          </table:table-cell>
          <table:table-cell office:value-type="float" office:value="110312382" calcext:value-type="float">
            <text:p>110312382</text:p>
          </table:table-cell>
          <table:table-cell office:value-type="float" office:value="393465372" calcext:value-type="float">
            <text:p>393465372</text:p>
          </table:table-cell>
          <table:table-cell table:number-columns-repeated="2"/>
        </table:table-row>
        <table:table-row table:style-name="ro1">
          <table:table-cell office:value-type="float" office:value="283113921" calcext:value-type="float">
            <text:p>283113921</text:p>
          </table:table-cell>
          <table:table-cell office:value-type="float" office:value="110707864" calcext:value-type="float">
            <text:p>110707864</text:p>
          </table:table-cell>
          <table:table-cell office:value-type="float" office:value="393821785" calcext:value-type="float">
            <text:p>393821785</text:p>
          </table:table-cell>
          <table:table-cell table:number-columns-repeated="2"/>
        </table:table-row>
        <table:table-row table:style-name="ro1">
          <table:table-cell office:value-type="float" office:value="283637227" calcext:value-type="float">
            <text:p>283637227</text:p>
          </table:table-cell>
          <table:table-cell office:value-type="float" office:value="110481394" calcext:value-type="float">
            <text:p>110481394</text:p>
          </table:table-cell>
          <table:table-cell office:value-type="float" office:value="394118621" calcext:value-type="float">
            <text:p>394118621</text:p>
          </table:table-cell>
          <table:table-cell table:number-columns-repeated="2"/>
        </table:table-row>
        <table:table-row table:style-name="ro1">
          <table:table-cell office:value-type="float" office:value="283358394" calcext:value-type="float">
            <text:p>283358394</text:p>
          </table:table-cell>
          <table:table-cell office:value-type="float" office:value="110190981" calcext:value-type="float">
            <text:p>110190981</text:p>
          </table:table-cell>
          <table:table-cell office:value-type="float" office:value="393549375" calcext:value-type="float">
            <text:p>393549375</text:p>
          </table:table-cell>
          <table:table-cell table:number-columns-repeated="2"/>
        </table:table-row>
        <table:table-row table:style-name="ro1">
          <table:table-cell office:value-type="float" office:value="283852519" calcext:value-type="float">
            <text:p>283852519</text:p>
          </table:table-cell>
          <table:table-cell office:value-type="float" office:value="110294913" calcext:value-type="float">
            <text:p>110294913</text:p>
          </table:table-cell>
          <table:table-cell office:value-type="float" office:value="394147432" calcext:value-type="float">
            <text:p>394147432</text:p>
          </table:table-cell>
          <table:table-cell table:number-columns-repeated="2"/>
        </table:table-row>
        <table:table-row table:style-name="ro1">
          <table:table-cell office:value-type="float" office:value="283158119" calcext:value-type="float">
            <text:p>283158119</text:p>
          </table:table-cell>
          <table:table-cell office:value-type="float" office:value="110160235" calcext:value-type="float">
            <text:p>110160235</text:p>
          </table:table-cell>
          <table:table-cell office:value-type="float" office:value="393318354" calcext:value-type="float">
            <text:p>393318354</text:p>
          </table:table-cell>
          <table:table-cell table:number-columns-repeated="2"/>
        </table:table-row>
        <table:table-row table:style-name="ro1">
          <table:table-cell office:value-type="float" office:value="283682314" calcext:value-type="float">
            <text:p>283682314</text:p>
          </table:table-cell>
          <table:table-cell office:value-type="float" office:value="110215893" calcext:value-type="float">
            <text:p>110215893</text:p>
          </table:table-cell>
          <table:table-cell office:value-type="float" office:value="393898207" calcext:value-type="float">
            <text:p>393898207</text:p>
          </table:table-cell>
          <table:table-cell table:number-columns-repeated="2"/>
        </table:table-row>
        <table:table-row table:style-name="ro1">
          <table:table-cell office:value-type="float" office:value="283621450" calcext:value-type="float">
            <text:p>283621450</text:p>
          </table:table-cell>
          <table:table-cell office:value-type="float" office:value="110767795" calcext:value-type="float">
            <text:p>110767795</text:p>
          </table:table-cell>
          <table:table-cell office:value-type="float" office:value="394389245" calcext:value-type="float">
            <text:p>394389245</text:p>
          </table:table-cell>
          <table:table-cell table:number-columns-repeated="2"/>
        </table:table-row>
        <table:table-row table:style-name="ro1">
          <table:table-cell office:value-type="float" office:value="284217529" calcext:value-type="float">
            <text:p>284217529</text:p>
          </table:table-cell>
          <table:table-cell office:value-type="float" office:value="110268612" calcext:value-type="float">
            <text:p>110268612</text:p>
          </table:table-cell>
          <table:table-cell office:value-type="float" office:value="394486141" calcext:value-type="float">
            <text:p>394486141</text:p>
          </table:table-cell>
          <table:table-cell table:number-columns-repeated="2"/>
        </table:table-row>
        <table:table-row table:style-name="ro1">
          <table:table-cell office:value-type="float" office:value="283803977" calcext:value-type="float">
            <text:p>283803977</text:p>
          </table:table-cell>
          <table:table-cell office:value-type="float" office:value="110668192" calcext:value-type="float">
            <text:p>110668192</text:p>
          </table:table-cell>
          <table:table-cell office:value-type="float" office:value="394472169" calcext:value-type="float">
            <text:p>394472169</text:p>
          </table:table-cell>
          <table:table-cell table:number-columns-repeated="2"/>
        </table:table-row>
        <table:table-row table:style-name="ro1">
          <table:table-cell office:value-type="float" office:value="283642020" calcext:value-type="float">
            <text:p>283642020</text:p>
          </table:table-cell>
          <table:table-cell office:value-type="float" office:value="110239408" calcext:value-type="float">
            <text:p>110239408</text:p>
          </table:table-cell>
          <table:table-cell office:value-type="float" office:value="393881428" calcext:value-type="float">
            <text:p>393881428</text:p>
          </table:table-cell>
          <table:table-cell table:number-columns-repeated="2"/>
        </table:table-row>
        <table:table-row table:style-name="ro1">
          <table:table-cell office:value-type="float" office:value="283847707" calcext:value-type="float">
            <text:p>283847707</text:p>
          </table:table-cell>
          <table:table-cell office:value-type="float" office:value="110474166" calcext:value-type="float">
            <text:p>110474166</text:p>
          </table:table-cell>
          <table:table-cell office:value-type="float" office:value="394321873" calcext:value-type="float">
            <text:p>394321873</text:p>
          </table:table-cell>
          <table:table-cell table:number-columns-repeated="2"/>
        </table:table-row>
        <table:table-row table:style-name="ro1">
          <table:table-cell office:value-type="float" office:value="283991225" calcext:value-type="float">
            <text:p>283991225</text:p>
          </table:table-cell>
          <table:table-cell office:value-type="float" office:value="110637423" calcext:value-type="float">
            <text:p>110637423</text:p>
          </table:table-cell>
          <table:table-cell office:value-type="float" office:value="394628648" calcext:value-type="float">
            <text:p>394628648</text:p>
          </table:table-cell>
          <table:table-cell table:number-columns-repeated="2"/>
        </table:table-row>
        <table:table-row table:style-name="ro1">
          <table:table-cell office:value-type="float" office:value="283652130" calcext:value-type="float">
            <text:p>283652130</text:p>
          </table:table-cell>
          <table:table-cell office:value-type="float" office:value="110543908" calcext:value-type="float">
            <text:p>110543908</text:p>
          </table:table-cell>
          <table:table-cell office:value-type="float" office:value="394196038" calcext:value-type="float">
            <text:p>394196038</text:p>
          </table:table-cell>
          <table:table-cell table:number-columns-repeated="2"/>
        </table:table-row>
        <table:table-row table:style-name="ro1">
          <table:table-cell office:value-type="float" office:value="283765302" calcext:value-type="float">
            <text:p>283765302</text:p>
          </table:table-cell>
          <table:table-cell office:value-type="float" office:value="110392482" calcext:value-type="float">
            <text:p>110392482</text:p>
          </table:table-cell>
          <table:table-cell office:value-type="float" office:value="394157784" calcext:value-type="float">
            <text:p>394157784</text:p>
          </table:table-cell>
          <table:table-cell table:number-columns-repeated="2"/>
        </table:table-row>
        <table:table-row table:style-name="ro1">
          <table:table-cell office:value-type="float" office:value="284134058" calcext:value-type="float">
            <text:p>284134058</text:p>
          </table:table-cell>
          <table:table-cell office:value-type="float" office:value="110630488" calcext:value-type="float">
            <text:p>110630488</text:p>
          </table:table-cell>
          <table:table-cell office:value-type="float" office:value="394764546" calcext:value-type="float">
            <text:p>394764546</text:p>
          </table:table-cell>
          <table:table-cell table:number-columns-repeated="2"/>
        </table:table-row>
        <table:table-row table:style-name="ro1">
          <table:table-cell office:value-type="float" office:value="283752242" calcext:value-type="float">
            <text:p>283752242</text:p>
          </table:table-cell>
          <table:table-cell office:value-type="float" office:value="110506493" calcext:value-type="float">
            <text:p>110506493</text:p>
          </table:table-cell>
          <table:table-cell office:value-type="float" office:value="394258735" calcext:value-type="float">
            <text:p>394258735</text:p>
          </table:table-cell>
          <table:table-cell table:number-columns-repeated="2"/>
        </table:table-row>
        <table:table-row table:style-name="ro1">
          <table:table-cell office:value-type="float" office:value="283565728" calcext:value-type="float">
            <text:p>283565728</text:p>
          </table:table-cell>
          <table:table-cell office:value-type="float" office:value="110323580" calcext:value-type="float">
            <text:p>110323580</text:p>
          </table:table-cell>
          <table:table-cell office:value-type="float" office:value="393889308" calcext:value-type="float">
            <text:p>393889308</text:p>
          </table:table-cell>
          <table:table-cell table:number-columns-repeated="2"/>
        </table:table-row>
        <table:table-row table:style-name="ro1">
          <table:table-cell office:value-type="float" office:value="283749149" calcext:value-type="float">
            <text:p>283749149</text:p>
          </table:table-cell>
          <table:table-cell office:value-type="float" office:value="110871451" calcext:value-type="float">
            <text:p>110871451</text:p>
          </table:table-cell>
          <table:table-cell office:value-type="float" office:value="394620600" calcext:value-type="float">
            <text:p>394620600</text:p>
          </table:table-cell>
          <table:table-cell table:number-columns-repeated="2"/>
        </table:table-row>
        <table:table-row table:style-name="ro1">
          <table:table-cell office:value-type="float" office:value="283136350" calcext:value-type="float">
            <text:p>283136350</text:p>
          </table:table-cell>
          <table:table-cell office:value-type="float" office:value="111127173" calcext:value-type="float">
            <text:p>111127173</text:p>
          </table:table-cell>
          <table:table-cell office:value-type="float" office:value="394263523" calcext:value-type="float">
            <text:p>394263523</text:p>
          </table:table-cell>
          <table:table-cell table:number-columns-repeated="2"/>
        </table:table-row>
        <table:table-row table:style-name="ro1">
          <table:table-cell office:value-type="float" office:value="283703805" calcext:value-type="float">
            <text:p>283703805</text:p>
          </table:table-cell>
          <table:table-cell office:value-type="float" office:value="110818238" calcext:value-type="float">
            <text:p>110818238</text:p>
          </table:table-cell>
          <table:table-cell office:value-type="float" office:value="394522043" calcext:value-type="float">
            <text:p>394522043</text:p>
          </table:table-cell>
          <table:table-cell table:number-columns-repeated="2"/>
        </table:table-row>
        <table:table-row table:style-name="ro1">
          <table:table-cell office:value-type="float" office:value="285255912" calcext:value-type="float">
            <text:p>285255912</text:p>
          </table:table-cell>
          <table:table-cell office:value-type="float" office:value="111347174" calcext:value-type="float">
            <text:p>111347174</text:p>
          </table:table-cell>
          <table:table-cell office:value-type="float" office:value="396603086" calcext:value-type="float">
            <text:p>396603086</text:p>
          </table:table-cell>
          <table:table-cell table:number-columns-repeated="2"/>
        </table:table-row>
        <table:table-row table:style-name="ro1">
          <table:table-cell office:value-type="float" office:value="284137060" calcext:value-type="float">
            <text:p>284137060</text:p>
          </table:table-cell>
          <table:table-cell office:value-type="float" office:value="110597947" calcext:value-type="float">
            <text:p>110597947</text:p>
          </table:table-cell>
          <table:table-cell office:value-type="float" office:value="394735007" calcext:value-type="float">
            <text:p>394735007</text:p>
          </table:table-cell>
          <table:table-cell table:number-columns-repeated="2"/>
        </table:table-row>
        <table:table-row table:style-name="ro1">
          <table:table-cell office:value-type="float" office:value="284087042" calcext:value-type="float">
            <text:p>284087042</text:p>
          </table:table-cell>
          <table:table-cell office:value-type="float" office:value="110585745" calcext:value-type="float">
            <text:p>110585745</text:p>
          </table:table-cell>
          <table:table-cell office:value-type="float" office:value="394672787" calcext:value-type="float">
            <text:p>394672787</text:p>
          </table:table-cell>
          <table:table-cell table:number-columns-repeated="2"/>
        </table:table-row>
        <table:table-row table:style-name="ro1">
          <table:table-cell office:value-type="float" office:value="283823036" calcext:value-type="float">
            <text:p>283823036</text:p>
          </table:table-cell>
          <table:table-cell office:value-type="float" office:value="110852272" calcext:value-type="float">
            <text:p>110852272</text:p>
          </table:table-cell>
          <table:table-cell office:value-type="float" office:value="394675308" calcext:value-type="float">
            <text:p>394675308</text:p>
          </table:table-cell>
          <table:table-cell table:number-columns-repeated="2"/>
        </table:table-row>
        <table:table-row table:style-name="ro1">
          <table:table-cell office:value-type="float" office:value="284598574" calcext:value-type="float">
            <text:p>284598574</text:p>
          </table:table-cell>
          <table:table-cell office:value-type="float" office:value="110689837" calcext:value-type="float">
            <text:p>110689837</text:p>
          </table:table-cell>
          <table:table-cell office:value-type="float" office:value="395288411" calcext:value-type="float">
            <text:p>395288411</text:p>
          </table:table-cell>
          <table:table-cell table:number-columns-repeated="2"/>
        </table:table-row>
        <table:table-row table:style-name="ro1">
          <table:table-cell office:value-type="float" office:value="284090993" calcext:value-type="float">
            <text:p>284090993</text:p>
          </table:table-cell>
          <table:table-cell office:value-type="float" office:value="110324588" calcext:value-type="float">
            <text:p>110324588</text:p>
          </table:table-cell>
          <table:table-cell office:value-type="float" office:value="394415581" calcext:value-type="float">
            <text:p>394415581</text:p>
          </table:table-cell>
          <table:table-cell table:number-columns-repeated="2"/>
        </table:table-row>
        <table:table-row table:style-name="ro1">
          <table:table-cell office:value-type="float" office:value="284593584" calcext:value-type="float">
            <text:p>284593584</text:p>
          </table:table-cell>
          <table:table-cell office:value-type="float" office:value="110311179" calcext:value-type="float">
            <text:p>110311179</text:p>
          </table:table-cell>
          <table:table-cell office:value-type="float" office:value="394904763" calcext:value-type="float">
            <text:p>394904763</text:p>
          </table:table-cell>
          <table:table-cell table:number-columns-repeated="2"/>
        </table:table-row>
        <table:table-row table:style-name="ro1">
          <table:table-cell office:value-type="float" office:value="284980429" calcext:value-type="float">
            <text:p>284980429</text:p>
          </table:table-cell>
          <table:table-cell office:value-type="float" office:value="110182864" calcext:value-type="float">
            <text:p>110182864</text:p>
          </table:table-cell>
          <table:table-cell office:value-type="float" office:value="395163293" calcext:value-type="float">
            <text:p>395163293</text:p>
          </table:table-cell>
          <table:table-cell table:number-columns-repeated="2"/>
        </table:table-row>
        <table:table-row table:style-name="ro1">
          <table:table-cell office:value-type="float" office:value="284255319" calcext:value-type="float">
            <text:p>284255319</text:p>
          </table:table-cell>
          <table:table-cell office:value-type="float" office:value="110752215" calcext:value-type="float">
            <text:p>110752215</text:p>
          </table:table-cell>
          <table:table-cell office:value-type="float" office:value="395007534" calcext:value-type="float">
            <text:p>395007534</text:p>
          </table:table-cell>
          <table:table-cell table:number-columns-repeated="2"/>
        </table:table-row>
        <table:table-row table:style-name="ro1">
          <table:table-cell office:value-type="float" office:value="284240277" calcext:value-type="float">
            <text:p>284240277</text:p>
          </table:table-cell>
          <table:table-cell office:value-type="float" office:value="110445029" calcext:value-type="float">
            <text:p>110445029</text:p>
          </table:table-cell>
          <table:table-cell office:value-type="float" office:value="394685306" calcext:value-type="float">
            <text:p>394685306</text:p>
          </table:table-cell>
          <table:table-cell table:number-columns-repeated="2"/>
        </table:table-row>
        <table:table-row table:style-name="ro1">
          <table:table-cell office:value-type="float" office:value="284392986" calcext:value-type="float">
            <text:p>284392986</text:p>
          </table:table-cell>
          <table:table-cell office:value-type="float" office:value="110296698" calcext:value-type="float">
            <text:p>110296698</text:p>
          </table:table-cell>
          <table:table-cell office:value-type="float" office:value="394689684" calcext:value-type="float">
            <text:p>394689684</text:p>
          </table:table-cell>
          <table:table-cell table:number-columns-repeated="2"/>
        </table:table-row>
        <table:table-row table:style-name="ro1">
          <table:table-cell office:value-type="float" office:value="284632902" calcext:value-type="float">
            <text:p>284632902</text:p>
          </table:table-cell>
          <table:table-cell office:value-type="float" office:value="110432328" calcext:value-type="float">
            <text:p>110432328</text:p>
          </table:table-cell>
          <table:table-cell office:value-type="float" office:value="395065230" calcext:value-type="float">
            <text:p>395065230</text:p>
          </table:table-cell>
          <table:table-cell table:number-columns-repeated="2"/>
        </table:table-row>
        <table:table-row table:style-name="ro1">
          <table:table-cell office:value-type="float" office:value="284175610" calcext:value-type="float">
            <text:p>284175610</text:p>
          </table:table-cell>
          <table:table-cell office:value-type="float" office:value="110166828" calcext:value-type="float">
            <text:p>110166828</text:p>
          </table:table-cell>
          <table:table-cell office:value-type="float" office:value="394342438" calcext:value-type="float">
            <text:p>394342438</text:p>
          </table:table-cell>
          <table:table-cell table:number-columns-repeated="2"/>
        </table:table-row>
        <table:table-row table:style-name="ro1">
          <table:table-cell office:value-type="float" office:value="284426378" calcext:value-type="float">
            <text:p>284426378</text:p>
          </table:table-cell>
          <table:table-cell office:value-type="float" office:value="110529129" calcext:value-type="float">
            <text:p>110529129</text:p>
          </table:table-cell>
          <table:table-cell office:value-type="float" office:value="394955507" calcext:value-type="float">
            <text:p>394955507</text:p>
          </table:table-cell>
          <table:table-cell table:number-columns-repeated="2"/>
        </table:table-row>
        <table:table-row table:style-name="ro1">
          <table:table-cell office:value-type="float" office:value="284158651" calcext:value-type="float">
            <text:p>284158651</text:p>
          </table:table-cell>
          <table:table-cell office:value-type="float" office:value="110271511" calcext:value-type="float">
            <text:p>110271511</text:p>
          </table:table-cell>
          <table:table-cell office:value-type="float" office:value="394430162" calcext:value-type="float">
            <text:p>394430162</text:p>
          </table:table-cell>
          <table:table-cell table:number-columns-repeated="2"/>
        </table:table-row>
        <table:table-row table:style-name="ro1">
          <table:table-cell office:value-type="float" office:value="283930975" calcext:value-type="float">
            <text:p>283930975</text:p>
          </table:table-cell>
          <table:table-cell office:value-type="float" office:value="110442750" calcext:value-type="float">
            <text:p>110442750</text:p>
          </table:table-cell>
          <table:table-cell office:value-type="float" office:value="394373725" calcext:value-type="float">
            <text:p>394373725</text:p>
          </table:table-cell>
          <table:table-cell table:number-columns-repeated="2"/>
        </table:table-row>
        <table:table-row table:style-name="ro1">
          <table:table-cell office:value-type="float" office:value="283515351" calcext:value-type="float">
            <text:p>283515351</text:p>
          </table:table-cell>
          <table:table-cell office:value-type="float" office:value="110309412" calcext:value-type="float">
            <text:p>110309412</text:p>
          </table:table-cell>
          <table:table-cell office:value-type="float" office:value="393824763" calcext:value-type="float">
            <text:p>393824763</text:p>
          </table:table-cell>
          <table:table-cell table:number-columns-repeated="2"/>
        </table:table-row>
        <table:table-row table:style-name="ro1">
          <table:table-cell office:value-type="float" office:value="284067892" calcext:value-type="float">
            <text:p>284067892</text:p>
          </table:table-cell>
          <table:table-cell office:value-type="float" office:value="110441931" calcext:value-type="float">
            <text:p>110441931</text:p>
          </table:table-cell>
          <table:table-cell office:value-type="float" office:value="394509823" calcext:value-type="float">
            <text:p>394509823</text:p>
          </table:table-cell>
          <table:table-cell table:number-columns-repeated="2"/>
        </table:table-row>
        <table:table-row table:style-name="ro1">
          <table:table-cell office:value-type="float" office:value="283963570" calcext:value-type="float">
            <text:p>283963570</text:p>
          </table:table-cell>
          <table:table-cell office:value-type="float" office:value="110700822" calcext:value-type="float">
            <text:p>110700822</text:p>
          </table:table-cell>
          <table:table-cell office:value-type="float" office:value="394664392" calcext:value-type="float">
            <text:p>394664392</text:p>
          </table:table-cell>
          <table:table-cell table:number-columns-repeated="2"/>
        </table:table-row>
        <table:table-row table:style-name="ro1">
          <table:table-cell office:value-type="float" office:value="283422874" calcext:value-type="float">
            <text:p>283422874</text:p>
          </table:table-cell>
          <table:table-cell office:value-type="float" office:value="110283676" calcext:value-type="float">
            <text:p>110283676</text:p>
          </table:table-cell>
          <table:table-cell office:value-type="float" office:value="393706550" calcext:value-type="float">
            <text:p>393706550</text:p>
          </table:table-cell>
          <table:table-cell table:number-columns-repeated="2"/>
        </table:table-row>
        <table:table-row table:style-name="ro1">
          <table:table-cell office:value-type="float" office:value="283101053" calcext:value-type="float">
            <text:p>283101053</text:p>
          </table:table-cell>
          <table:table-cell office:value-type="float" office:value="110400261" calcext:value-type="float">
            <text:p>110400261</text:p>
          </table:table-cell>
          <table:table-cell office:value-type="float" office:value="393501314" calcext:value-type="float">
            <text:p>393501314</text:p>
          </table:table-cell>
          <table:table-cell table:number-columns-repeated="2"/>
        </table:table-row>
        <table:table-row table:style-name="ro1">
          <table:table-cell office:value-type="float" office:value="283326392" calcext:value-type="float">
            <text:p>283326392</text:p>
          </table:table-cell>
          <table:table-cell office:value-type="float" office:value="110315935" calcext:value-type="float">
            <text:p>110315935</text:p>
          </table:table-cell>
          <table:table-cell office:value-type="float" office:value="393642327" calcext:value-type="float">
            <text:p>393642327</text:p>
          </table:table-cell>
          <table:table-cell table:number-columns-repeated="2"/>
        </table:table-row>
        <table:table-row table:style-name="ro1">
          <table:table-cell office:value-type="float" office:value="283217358" calcext:value-type="float">
            <text:p>283217358</text:p>
          </table:table-cell>
          <table:table-cell office:value-type="float" office:value="110963006" calcext:value-type="float">
            <text:p>110963006</text:p>
          </table:table-cell>
          <table:table-cell office:value-type="float" office:value="394180364" calcext:value-type="float">
            <text:p>394180364</text:p>
          </table:table-cell>
          <table:table-cell table:number-columns-repeated="2"/>
        </table:table-row>
        <table:table-row table:style-name="ro1">
          <table:table-cell office:value-type="float" office:value="283495887" calcext:value-type="float">
            <text:p>283495887</text:p>
          </table:table-cell>
          <table:table-cell office:value-type="float" office:value="110358006" calcext:value-type="float">
            <text:p>110358006</text:p>
          </table:table-cell>
          <table:table-cell office:value-type="float" office:value="393853893" calcext:value-type="float">
            <text:p>393853893</text:p>
          </table:table-cell>
          <table:table-cell table:number-columns-repeated="2"/>
        </table:table-row>
        <table:table-row table:style-name="ro1">
          <table:table-cell office:value-type="float" office:value="284670221" calcext:value-type="float">
            <text:p>284670221</text:p>
          </table:table-cell>
          <table:table-cell office:value-type="float" office:value="110308226" calcext:value-type="float">
            <text:p>110308226</text:p>
          </table:table-cell>
          <table:table-cell office:value-type="float" office:value="394978447" calcext:value-type="float">
            <text:p>394978447</text:p>
          </table:table-cell>
          <table:table-cell table:number-columns-repeated="2"/>
        </table:table-row>
        <table:table-row table:style-name="ro1">
          <table:table-cell office:value-type="float" office:value="284253421" calcext:value-type="float">
            <text:p>284253421</text:p>
          </table:table-cell>
          <table:table-cell office:value-type="float" office:value="110443834" calcext:value-type="float">
            <text:p>110443834</text:p>
          </table:table-cell>
          <table:table-cell office:value-type="float" office:value="394697255" calcext:value-type="float">
            <text:p>394697255</text:p>
          </table:table-cell>
          <table:table-cell table:number-columns-repeated="2"/>
        </table:table-row>
        <table:table-row table:style-name="ro1">
          <table:table-cell office:value-type="float" office:value="283529130" calcext:value-type="float">
            <text:p>283529130</text:p>
          </table:table-cell>
          <table:table-cell office:value-type="float" office:value="110514673" calcext:value-type="float">
            <text:p>110514673</text:p>
          </table:table-cell>
          <table:table-cell office:value-type="float" office:value="394043803" calcext:value-type="float">
            <text:p>394043803</text:p>
          </table:table-cell>
          <table:table-cell table:number-columns-repeated="2"/>
        </table:table-row>
        <table:table-row table:style-name="ro1">
          <table:table-cell office:value-type="float" office:value="283991016" calcext:value-type="float">
            <text:p>283991016</text:p>
          </table:table-cell>
          <table:table-cell office:value-type="float" office:value="110316536" calcext:value-type="float">
            <text:p>110316536</text:p>
          </table:table-cell>
          <table:table-cell office:value-type="float" office:value="394307552" calcext:value-type="float">
            <text:p>394307552</text:p>
          </table:table-cell>
          <table:table-cell table:number-columns-repeated="2"/>
        </table:table-row>
        <table:table-row table:style-name="ro1">
          <table:table-cell office:value-type="float" office:value="290392594" calcext:value-type="float">
            <text:p>290392594</text:p>
          </table:table-cell>
          <table:table-cell office:value-type="float" office:value="110863019" calcext:value-type="float">
            <text:p>110863019</text:p>
          </table:table-cell>
          <table:table-cell office:value-type="float" office:value="401255613" calcext:value-type="float">
            <text:p>401255613</text:p>
          </table:table-cell>
          <table:table-cell table:number-columns-repeated="2"/>
        </table:table-row>
        <table:table-row table:style-name="ro1">
          <table:table-cell office:value-type="float" office:value="286150660" calcext:value-type="float">
            <text:p>286150660</text:p>
          </table:table-cell>
          <table:table-cell office:value-type="float" office:value="110955608" calcext:value-type="float">
            <text:p>110955608</text:p>
          </table:table-cell>
          <table:table-cell office:value-type="float" office:value="397106268" calcext:value-type="float">
            <text:p>397106268</text:p>
          </table:table-cell>
          <table:table-cell table:number-columns-repeated="2"/>
        </table:table-row>
        <table:table-row table:style-name="ro1">
          <table:table-cell office:value-type="float" office:value="283828616" calcext:value-type="float">
            <text:p>283828616</text:p>
          </table:table-cell>
          <table:table-cell office:value-type="float" office:value="110743514" calcext:value-type="float">
            <text:p>110743514</text:p>
          </table:table-cell>
          <table:table-cell office:value-type="float" office:value="394572130" calcext:value-type="float">
            <text:p>394572130</text:p>
          </table:table-cell>
          <table:table-cell table:number-columns-repeated="2"/>
        </table:table-row>
        <table:table-row table:style-name="ro1">
          <table:table-cell office:value-type="float" office:value="283834605" calcext:value-type="float">
            <text:p>283834605</text:p>
          </table:table-cell>
          <table:table-cell office:value-type="float" office:value="111524336" calcext:value-type="float">
            <text:p>111524336</text:p>
          </table:table-cell>
          <table:table-cell office:value-type="float" office:value="395358941" calcext:value-type="float">
            <text:p>395358941</text:p>
          </table:table-cell>
          <table:table-cell table:number-columns-repeated="2"/>
        </table:table-row>
        <table:table-row table:style-name="ro1">
          <table:table-cell office:value-type="float" office:value="283168427" calcext:value-type="float">
            <text:p>283168427</text:p>
          </table:table-cell>
          <table:table-cell office:value-type="float" office:value="110570507" calcext:value-type="float">
            <text:p>110570507</text:p>
          </table:table-cell>
          <table:table-cell office:value-type="float" office:value="393738934" calcext:value-type="float">
            <text:p>393738934</text:p>
          </table:table-cell>
          <table:table-cell table:number-columns-repeated="2"/>
        </table:table-row>
        <table:table-row table:style-name="ro1">
          <table:table-cell office:value-type="float" office:value="283151489" calcext:value-type="float">
            <text:p>283151489</text:p>
          </table:table-cell>
          <table:table-cell office:value-type="float" office:value="110862033" calcext:value-type="float">
            <text:p>110862033</text:p>
          </table:table-cell>
          <table:table-cell office:value-type="float" office:value="394013522" calcext:value-type="float">
            <text:p>394013522</text:p>
          </table:table-cell>
          <table:table-cell table:number-columns-repeated="2"/>
        </table:table-row>
        <table:table-row table:style-name="ro1">
          <table:table-cell office:value-type="float" office:value="283907642" calcext:value-type="float">
            <text:p>283907642</text:p>
          </table:table-cell>
          <table:table-cell office:value-type="float" office:value="110423423" calcext:value-type="float">
            <text:p>110423423</text:p>
          </table:table-cell>
          <table:table-cell office:value-type="float" office:value="394331065" calcext:value-type="float">
            <text:p>394331065</text:p>
          </table:table-cell>
          <table:table-cell table:number-columns-repeated="2"/>
        </table:table-row>
        <table:table-row table:style-name="ro1">
          <table:table-cell office:value-type="float" office:value="283894075" calcext:value-type="float">
            <text:p>283894075</text:p>
          </table:table-cell>
          <table:table-cell office:value-type="float" office:value="110906024" calcext:value-type="float">
            <text:p>110906024</text:p>
          </table:table-cell>
          <table:table-cell office:value-type="float" office:value="394800099" calcext:value-type="float">
            <text:p>394800099</text:p>
          </table:table-cell>
          <table:table-cell table:number-columns-repeated="2"/>
        </table:table-row>
        <table:table-row table:style-name="ro1">
          <table:table-cell office:value-type="float" office:value="283285284" calcext:value-type="float">
            <text:p>283285284</text:p>
          </table:table-cell>
          <table:table-cell office:value-type="float" office:value="110572642" calcext:value-type="float">
            <text:p>110572642</text:p>
          </table:table-cell>
          <table:table-cell office:value-type="float" office:value="393857926" calcext:value-type="float">
            <text:p>393857926</text:p>
          </table:table-cell>
          <table:table-cell table:number-columns-repeated="2"/>
        </table:table-row>
        <table:table-row table:style-name="ro1">
          <table:table-cell office:value-type="float" office:value="284075300" calcext:value-type="float">
            <text:p>284075300</text:p>
          </table:table-cell>
          <table:table-cell office:value-type="float" office:value="110885693" calcext:value-type="float">
            <text:p>110885693</text:p>
          </table:table-cell>
          <table:table-cell office:value-type="float" office:value="394960993" calcext:value-type="float">
            <text:p>394960993</text:p>
          </table:table-cell>
          <table:table-cell table:number-columns-repeated="2"/>
        </table:table-row>
        <table:table-row table:style-name="ro1">
          <table:table-cell office:value-type="float" office:value="283698287" calcext:value-type="float">
            <text:p>283698287</text:p>
          </table:table-cell>
          <table:table-cell office:value-type="float" office:value="110349200" calcext:value-type="float">
            <text:p>110349200</text:p>
          </table:table-cell>
          <table:table-cell office:value-type="float" office:value="394047487" calcext:value-type="float">
            <text:p>394047487</text:p>
          </table:table-cell>
          <table:table-cell table:number-columns-repeated="2"/>
        </table:table-row>
        <table:table-row table:style-name="ro1">
          <table:table-cell office:value-type="float" office:value="283873588" calcext:value-type="float">
            <text:p>283873588</text:p>
          </table:table-cell>
          <table:table-cell office:value-type="float" office:value="111043838" calcext:value-type="float">
            <text:p>111043838</text:p>
          </table:table-cell>
          <table:table-cell office:value-type="float" office:value="394917426" calcext:value-type="float">
            <text:p>394917426</text:p>
          </table:table-cell>
          <table:table-cell table:number-columns-repeated="2"/>
        </table:table-row>
        <table:table-row table:style-name="ro1">
          <table:table-cell office:value-type="float" office:value="283503459" calcext:value-type="float">
            <text:p>283503459</text:p>
          </table:table-cell>
          <table:table-cell office:value-type="float" office:value="110984269" calcext:value-type="float">
            <text:p>110984269</text:p>
          </table:table-cell>
          <table:table-cell office:value-type="float" office:value="394487728" calcext:value-type="float">
            <text:p>394487728</text:p>
          </table:table-cell>
          <table:table-cell table:number-columns-repeated="2"/>
        </table:table-row>
        <table:table-row table:style-name="ro1">
          <table:table-cell office:value-type="float" office:value="283660425" calcext:value-type="float">
            <text:p>283660425</text:p>
          </table:table-cell>
          <table:table-cell office:value-type="float" office:value="110806046" calcext:value-type="float">
            <text:p>110806046</text:p>
          </table:table-cell>
          <table:table-cell office:value-type="float" office:value="394466471" calcext:value-type="float">
            <text:p>394466471</text:p>
          </table:table-cell>
          <table:table-cell table:number-columns-repeated="2"/>
        </table:table-row>
        <table:table-row table:style-name="ro1">
          <table:table-cell office:value-type="float" office:value="283702889" calcext:value-type="float">
            <text:p>283702889</text:p>
          </table:table-cell>
          <table:table-cell office:value-type="float" office:value="110911177" calcext:value-type="float">
            <text:p>110911177</text:p>
          </table:table-cell>
          <table:table-cell office:value-type="float" office:value="394614066" calcext:value-type="float">
            <text:p>394614066</text:p>
          </table:table-cell>
          <table:table-cell table:number-columns-repeated="2"/>
        </table:table-row>
        <table:table-row table:style-name="ro1">
          <table:table-cell office:value-type="float" office:value="283024462" calcext:value-type="float">
            <text:p>283024462</text:p>
          </table:table-cell>
          <table:table-cell office:value-type="float" office:value="110850825" calcext:value-type="float">
            <text:p>110850825</text:p>
          </table:table-cell>
          <table:table-cell office:value-type="float" office:value="393875287" calcext:value-type="float">
            <text:p>393875287</text:p>
          </table:table-cell>
          <table:table-cell table:number-columns-repeated="2"/>
        </table:table-row>
        <table:table-row table:style-name="ro1">
          <table:table-cell office:value-type="float" office:value="282740397" calcext:value-type="float">
            <text:p>282740397</text:p>
          </table:table-cell>
          <table:table-cell office:value-type="float" office:value="110620434" calcext:value-type="float">
            <text:p>110620434</text:p>
          </table:table-cell>
          <table:table-cell office:value-type="float" office:value="393360831" calcext:value-type="float">
            <text:p>393360831</text:p>
          </table:table-cell>
          <table:table-cell table:number-columns-repeated="2"/>
        </table:table-row>
      </table:table>
      <table:table table:name="O3StrcmpAV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75354240" calcext:value-type="float">
            <text:p>275354240</text:p>
          </table:table-cell>
          <table:table-cell office:value-type="float" office:value="97694250" calcext:value-type="float">
            <text:p>97694250</text:p>
          </table:table-cell>
          <table:table-cell office:value-type="float" office:value="373048490" calcext:value-type="float">
            <text:p>373048490</text:p>
          </table:table-cell>
          <table:table-cell table:style-name="ce3" table:formula="of:=AVERAGE([.C:.C])" office:value-type="float" office:value="370709463.01" calcext:value-type="float">
            <text:p>3.707E+08</text:p>
          </table:table-cell>
          <table:table-cell table:style-name="ce4" table:formula="of:=STDEV([.C:.C])/[.D2]*100" office:value-type="float" office:value="1.16693901825902" calcext:value-type="float">
            <text:p>1.17</text:p>
          </table:table-cell>
        </table:table-row>
        <table:table-row table:style-name="ro1">
          <table:table-cell office:value-type="float" office:value="278341045" calcext:value-type="float">
            <text:p>278341045</text:p>
          </table:table-cell>
          <table:table-cell office:value-type="float" office:value="96963503" calcext:value-type="float">
            <text:p>96963503</text:p>
          </table:table-cell>
          <table:table-cell office:value-type="float" office:value="375304548" calcext:value-type="float">
            <text:p>375304548</text:p>
          </table:table-cell>
          <table:table-cell table:number-columns-repeated="2"/>
        </table:table-row>
        <table:table-row table:style-name="ro1">
          <table:table-cell office:value-type="float" office:value="277455150" calcext:value-type="float">
            <text:p>277455150</text:p>
          </table:table-cell>
          <table:table-cell office:value-type="float" office:value="96586293" calcext:value-type="float">
            <text:p>96586293</text:p>
          </table:table-cell>
          <table:table-cell office:value-type="float" office:value="374041443" calcext:value-type="float">
            <text:p>374041443</text:p>
          </table:table-cell>
          <table:table-cell table:number-columns-repeated="2"/>
        </table:table-row>
        <table:table-row table:style-name="ro1">
          <table:table-cell office:value-type="float" office:value="277520097" calcext:value-type="float">
            <text:p>277520097</text:p>
          </table:table-cell>
          <table:table-cell office:value-type="float" office:value="96600599" calcext:value-type="float">
            <text:p>96600599</text:p>
          </table:table-cell>
          <table:table-cell office:value-type="float" office:value="374120696" calcext:value-type="float">
            <text:p>374120696</text:p>
          </table:table-cell>
          <table:table-cell table:number-columns-repeated="2"/>
        </table:table-row>
        <table:table-row table:style-name="ro1">
          <table:table-cell office:value-type="float" office:value="278031804" calcext:value-type="float">
            <text:p>278031804</text:p>
          </table:table-cell>
          <table:table-cell office:value-type="float" office:value="96616123" calcext:value-type="float">
            <text:p>96616123</text:p>
          </table:table-cell>
          <table:table-cell office:value-type="float" office:value="374647927" calcext:value-type="float">
            <text:p>374647927</text:p>
          </table:table-cell>
          <table:table-cell table:number-columns-repeated="2"/>
        </table:table-row>
        <table:table-row table:style-name="ro1">
          <table:table-cell office:value-type="float" office:value="277882634" calcext:value-type="float">
            <text:p>277882634</text:p>
          </table:table-cell>
          <table:table-cell office:value-type="float" office:value="96689970" calcext:value-type="float">
            <text:p>96689970</text:p>
          </table:table-cell>
          <table:table-cell office:value-type="float" office:value="374572604" calcext:value-type="float">
            <text:p>374572604</text:p>
          </table:table-cell>
          <table:table-cell table:number-columns-repeated="2"/>
        </table:table-row>
        <table:table-row table:style-name="ro1">
          <table:table-cell office:value-type="float" office:value="278401410" calcext:value-type="float">
            <text:p>278401410</text:p>
          </table:table-cell>
          <table:table-cell office:value-type="float" office:value="96828340" calcext:value-type="float">
            <text:p>96828340</text:p>
          </table:table-cell>
          <table:table-cell office:value-type="float" office:value="375229750" calcext:value-type="float">
            <text:p>375229750</text:p>
          </table:table-cell>
          <table:table-cell table:number-columns-repeated="2"/>
        </table:table-row>
        <table:table-row table:style-name="ro1">
          <table:table-cell office:value-type="float" office:value="278055874" calcext:value-type="float">
            <text:p>278055874</text:p>
          </table:table-cell>
          <table:table-cell office:value-type="float" office:value="96716354" calcext:value-type="float">
            <text:p>96716354</text:p>
          </table:table-cell>
          <table:table-cell office:value-type="float" office:value="374772228" calcext:value-type="float">
            <text:p>374772228</text:p>
          </table:table-cell>
          <table:table-cell table:number-columns-repeated="2"/>
        </table:table-row>
        <table:table-row table:style-name="ro1">
          <table:table-cell office:value-type="float" office:value="278230326" calcext:value-type="float">
            <text:p>278230326</text:p>
          </table:table-cell>
          <table:table-cell office:value-type="float" office:value="96654012" calcext:value-type="float">
            <text:p>96654012</text:p>
          </table:table-cell>
          <table:table-cell office:value-type="float" office:value="374884338" calcext:value-type="float">
            <text:p>374884338</text:p>
          </table:table-cell>
          <table:table-cell table:number-columns-repeated="2"/>
        </table:table-row>
        <table:table-row table:style-name="ro1">
          <table:table-cell office:value-type="float" office:value="280010814" calcext:value-type="float">
            <text:p>280010814</text:p>
          </table:table-cell>
          <table:table-cell office:value-type="float" office:value="97467255" calcext:value-type="float">
            <text:p>97467255</text:p>
          </table:table-cell>
          <table:table-cell office:value-type="float" office:value="377478069" calcext:value-type="float">
            <text:p>377478069</text:p>
          </table:table-cell>
          <table:table-cell table:number-columns-repeated="2"/>
        </table:table-row>
        <table:table-row table:style-name="ro1">
          <table:table-cell office:value-type="float" office:value="277682819" calcext:value-type="float">
            <text:p>277682819</text:p>
          </table:table-cell>
          <table:table-cell office:value-type="float" office:value="96765279" calcext:value-type="float">
            <text:p>96765279</text:p>
          </table:table-cell>
          <table:table-cell office:value-type="float" office:value="374448098" calcext:value-type="float">
            <text:p>374448098</text:p>
          </table:table-cell>
          <table:table-cell table:number-columns-repeated="2"/>
        </table:table-row>
        <table:table-row table:style-name="ro1">
          <table:table-cell office:value-type="float" office:value="277575740" calcext:value-type="float">
            <text:p>277575740</text:p>
          </table:table-cell>
          <table:table-cell office:value-type="float" office:value="96761117" calcext:value-type="float">
            <text:p>96761117</text:p>
          </table:table-cell>
          <table:table-cell office:value-type="float" office:value="374336857" calcext:value-type="float">
            <text:p>374336857</text:p>
          </table:table-cell>
          <table:table-cell table:number-columns-repeated="2"/>
        </table:table-row>
        <table:table-row table:style-name="ro1">
          <table:table-cell office:value-type="float" office:value="277402875" calcext:value-type="float">
            <text:p>277402875</text:p>
          </table:table-cell>
          <table:table-cell office:value-type="float" office:value="97306217" calcext:value-type="float">
            <text:p>97306217</text:p>
          </table:table-cell>
          <table:table-cell office:value-type="float" office:value="374709092" calcext:value-type="float">
            <text:p>374709092</text:p>
          </table:table-cell>
          <table:table-cell table:number-columns-repeated="2"/>
        </table:table-row>
        <table:table-row table:style-name="ro1">
          <table:table-cell office:value-type="float" office:value="279080456" calcext:value-type="float">
            <text:p>279080456</text:p>
          </table:table-cell>
          <table:table-cell office:value-type="float" office:value="96777879" calcext:value-type="float">
            <text:p>96777879</text:p>
          </table:table-cell>
          <table:table-cell office:value-type="float" office:value="375858335" calcext:value-type="float">
            <text:p>375858335</text:p>
          </table:table-cell>
          <table:table-cell table:number-columns-repeated="2"/>
        </table:table-row>
        <table:table-row table:style-name="ro1">
          <table:table-cell office:value-type="float" office:value="278369654" calcext:value-type="float">
            <text:p>278369654</text:p>
          </table:table-cell>
          <table:table-cell office:value-type="float" office:value="97066334" calcext:value-type="float">
            <text:p>97066334</text:p>
          </table:table-cell>
          <table:table-cell office:value-type="float" office:value="375435988" calcext:value-type="float">
            <text:p>375435988</text:p>
          </table:table-cell>
          <table:table-cell table:number-columns-repeated="2"/>
        </table:table-row>
        <table:table-row table:style-name="ro1">
          <table:table-cell office:value-type="float" office:value="278427616" calcext:value-type="float">
            <text:p>278427616</text:p>
          </table:table-cell>
          <table:table-cell office:value-type="float" office:value="96565431" calcext:value-type="float">
            <text:p>96565431</text:p>
          </table:table-cell>
          <table:table-cell office:value-type="float" office:value="374993047" calcext:value-type="float">
            <text:p>374993047</text:p>
          </table:table-cell>
          <table:table-cell table:number-columns-repeated="2"/>
        </table:table-row>
        <table:table-row table:style-name="ro1">
          <table:table-cell office:value-type="float" office:value="278034096" calcext:value-type="float">
            <text:p>278034096</text:p>
          </table:table-cell>
          <table:table-cell office:value-type="float" office:value="96691508" calcext:value-type="float">
            <text:p>96691508</text:p>
          </table:table-cell>
          <table:table-cell office:value-type="float" office:value="374725604" calcext:value-type="float">
            <text:p>374725604</text:p>
          </table:table-cell>
          <table:table-cell table:number-columns-repeated="2"/>
        </table:table-row>
        <table:table-row table:style-name="ro1">
          <table:table-cell office:value-type="float" office:value="278298551" calcext:value-type="float">
            <text:p>278298551</text:p>
          </table:table-cell>
          <table:table-cell office:value-type="float" office:value="96859350" calcext:value-type="float">
            <text:p>96859350</text:p>
          </table:table-cell>
          <table:table-cell office:value-type="float" office:value="375157901" calcext:value-type="float">
            <text:p>375157901</text:p>
          </table:table-cell>
          <table:table-cell table:number-columns-repeated="2"/>
        </table:table-row>
        <table:table-row table:style-name="ro1">
          <table:table-cell office:value-type="float" office:value="279181084" calcext:value-type="float">
            <text:p>279181084</text:p>
          </table:table-cell>
          <table:table-cell office:value-type="float" office:value="96677418" calcext:value-type="float">
            <text:p>96677418</text:p>
          </table:table-cell>
          <table:table-cell office:value-type="float" office:value="375858502" calcext:value-type="float">
            <text:p>375858502</text:p>
          </table:table-cell>
          <table:table-cell table:number-columns-repeated="2"/>
        </table:table-row>
        <table:table-row table:style-name="ro1">
          <table:table-cell office:value-type="float" office:value="278168549" calcext:value-type="float">
            <text:p>278168549</text:p>
          </table:table-cell>
          <table:table-cell office:value-type="float" office:value="96921078" calcext:value-type="float">
            <text:p>96921078</text:p>
          </table:table-cell>
          <table:table-cell office:value-type="float" office:value="375089627" calcext:value-type="float">
            <text:p>375089627</text:p>
          </table:table-cell>
          <table:table-cell table:number-columns-repeated="2"/>
        </table:table-row>
        <table:table-row table:style-name="ro1">
          <table:table-cell office:value-type="float" office:value="279242507" calcext:value-type="float">
            <text:p>279242507</text:p>
          </table:table-cell>
          <table:table-cell office:value-type="float" office:value="97084329" calcext:value-type="float">
            <text:p>97084329</text:p>
          </table:table-cell>
          <table:table-cell office:value-type="float" office:value="376326836" calcext:value-type="float">
            <text:p>376326836</text:p>
          </table:table-cell>
          <table:table-cell table:number-columns-repeated="2"/>
        </table:table-row>
        <table:table-row table:style-name="ro1">
          <table:table-cell office:value-type="float" office:value="277945395" calcext:value-type="float">
            <text:p>277945395</text:p>
          </table:table-cell>
          <table:table-cell office:value-type="float" office:value="97492091" calcext:value-type="float">
            <text:p>97492091</text:p>
          </table:table-cell>
          <table:table-cell office:value-type="float" office:value="375437486" calcext:value-type="float">
            <text:p>375437486</text:p>
          </table:table-cell>
          <table:table-cell table:number-columns-repeated="2"/>
        </table:table-row>
        <table:table-row table:style-name="ro1">
          <table:table-cell office:value-type="float" office:value="277748183" calcext:value-type="float">
            <text:p>277748183</text:p>
          </table:table-cell>
          <table:table-cell office:value-type="float" office:value="96961022" calcext:value-type="float">
            <text:p>96961022</text:p>
          </table:table-cell>
          <table:table-cell office:value-type="float" office:value="374709205" calcext:value-type="float">
            <text:p>374709205</text:p>
          </table:table-cell>
          <table:table-cell table:number-columns-repeated="2"/>
        </table:table-row>
        <table:table-row table:style-name="ro1">
          <table:table-cell office:value-type="float" office:value="277800916" calcext:value-type="float">
            <text:p>277800916</text:p>
          </table:table-cell>
          <table:table-cell office:value-type="float" office:value="96982921" calcext:value-type="float">
            <text:p>96982921</text:p>
          </table:table-cell>
          <table:table-cell office:value-type="float" office:value="374783837" calcext:value-type="float">
            <text:p>374783837</text:p>
          </table:table-cell>
          <table:table-cell table:number-columns-repeated="2"/>
        </table:table-row>
        <table:table-row table:style-name="ro1">
          <table:table-cell office:value-type="float" office:value="277651344" calcext:value-type="float">
            <text:p>277651344</text:p>
          </table:table-cell>
          <table:table-cell office:value-type="float" office:value="96777320" calcext:value-type="float">
            <text:p>96777320</text:p>
          </table:table-cell>
          <table:table-cell office:value-type="float" office:value="374428664" calcext:value-type="float">
            <text:p>374428664</text:p>
          </table:table-cell>
          <table:table-cell table:number-columns-repeated="2"/>
        </table:table-row>
        <table:table-row table:style-name="ro1">
          <table:table-cell office:value-type="float" office:value="277495490" calcext:value-type="float">
            <text:p>277495490</text:p>
          </table:table-cell>
          <table:table-cell office:value-type="float" office:value="96797667" calcext:value-type="float">
            <text:p>96797667</text:p>
          </table:table-cell>
          <table:table-cell office:value-type="float" office:value="374293157" calcext:value-type="float">
            <text:p>374293157</text:p>
          </table:table-cell>
          <table:table-cell table:number-columns-repeated="2"/>
        </table:table-row>
        <table:table-row table:style-name="ro1">
          <table:table-cell office:value-type="float" office:value="278850546" calcext:value-type="float">
            <text:p>278850546</text:p>
          </table:table-cell>
          <table:table-cell office:value-type="float" office:value="97184107" calcext:value-type="float">
            <text:p>97184107</text:p>
          </table:table-cell>
          <table:table-cell office:value-type="float" office:value="376034653" calcext:value-type="float">
            <text:p>376034653</text:p>
          </table:table-cell>
          <table:table-cell table:number-columns-repeated="2"/>
        </table:table-row>
        <table:table-row table:style-name="ro1">
          <table:table-cell office:value-type="float" office:value="277948395" calcext:value-type="float">
            <text:p>277948395</text:p>
          </table:table-cell>
          <table:table-cell office:value-type="float" office:value="97365108" calcext:value-type="float">
            <text:p>97365108</text:p>
          </table:table-cell>
          <table:table-cell office:value-type="float" office:value="375313503" calcext:value-type="float">
            <text:p>375313503</text:p>
          </table:table-cell>
          <table:table-cell table:number-columns-repeated="2"/>
        </table:table-row>
        <table:table-row table:style-name="ro1">
          <table:table-cell office:value-type="float" office:value="277646818" calcext:value-type="float">
            <text:p>277646818</text:p>
          </table:table-cell>
          <table:table-cell office:value-type="float" office:value="96683471" calcext:value-type="float">
            <text:p>96683471</text:p>
          </table:table-cell>
          <table:table-cell office:value-type="float" office:value="374330289" calcext:value-type="float">
            <text:p>374330289</text:p>
          </table:table-cell>
          <table:table-cell table:number-columns-repeated="2"/>
        </table:table-row>
        <table:table-row table:style-name="ro1">
          <table:table-cell office:value-type="float" office:value="278350608" calcext:value-type="float">
            <text:p>278350608</text:p>
          </table:table-cell>
          <table:table-cell office:value-type="float" office:value="96742605" calcext:value-type="float">
            <text:p>96742605</text:p>
          </table:table-cell>
          <table:table-cell office:value-type="float" office:value="375093213" calcext:value-type="float">
            <text:p>375093213</text:p>
          </table:table-cell>
          <table:table-cell table:number-columns-repeated="2"/>
        </table:table-row>
        <table:table-row table:style-name="ro1">
          <table:table-cell office:value-type="float" office:value="278909799" calcext:value-type="float">
            <text:p>278909799</text:p>
          </table:table-cell>
          <table:table-cell office:value-type="float" office:value="96645792" calcext:value-type="float">
            <text:p>96645792</text:p>
          </table:table-cell>
          <table:table-cell office:value-type="float" office:value="375555591" calcext:value-type="float">
            <text:p>375555591</text:p>
          </table:table-cell>
          <table:table-cell table:number-columns-repeated="2"/>
        </table:table-row>
        <table:table-row table:style-name="ro1">
          <table:table-cell office:value-type="float" office:value="278654904" calcext:value-type="float">
            <text:p>278654904</text:p>
          </table:table-cell>
          <table:table-cell office:value-type="float" office:value="96844728" calcext:value-type="float">
            <text:p>96844728</text:p>
          </table:table-cell>
          <table:table-cell office:value-type="float" office:value="375499632" calcext:value-type="float">
            <text:p>375499632</text:p>
          </table:table-cell>
          <table:table-cell table:number-columns-repeated="2"/>
        </table:table-row>
        <table:table-row table:style-name="ro1">
          <table:table-cell office:value-type="float" office:value="278778800" calcext:value-type="float">
            <text:p>278778800</text:p>
          </table:table-cell>
          <table:table-cell office:value-type="float" office:value="96891401" calcext:value-type="float">
            <text:p>96891401</text:p>
          </table:table-cell>
          <table:table-cell office:value-type="float" office:value="375670201" calcext:value-type="float">
            <text:p>375670201</text:p>
          </table:table-cell>
          <table:table-cell table:number-columns-repeated="2"/>
        </table:table-row>
        <table:table-row table:style-name="ro1">
          <table:table-cell office:value-type="float" office:value="277612071" calcext:value-type="float">
            <text:p>277612071</text:p>
          </table:table-cell>
          <table:table-cell office:value-type="float" office:value="96916938" calcext:value-type="float">
            <text:p>96916938</text:p>
          </table:table-cell>
          <table:table-cell office:value-type="float" office:value="374529009" calcext:value-type="float">
            <text:p>374529009</text:p>
          </table:table-cell>
          <table:table-cell table:number-columns-repeated="2"/>
        </table:table-row>
        <table:table-row table:style-name="ro1">
          <table:table-cell office:value-type="float" office:value="277737837" calcext:value-type="float">
            <text:p>277737837</text:p>
          </table:table-cell>
          <table:table-cell office:value-type="float" office:value="96465281" calcext:value-type="float">
            <text:p>96465281</text:p>
          </table:table-cell>
          <table:table-cell office:value-type="float" office:value="374203118" calcext:value-type="float">
            <text:p>374203118</text:p>
          </table:table-cell>
          <table:table-cell table:number-columns-repeated="2"/>
        </table:table-row>
        <table:table-row table:style-name="ro1">
          <table:table-cell office:value-type="float" office:value="277778407" calcext:value-type="float">
            <text:p>277778407</text:p>
          </table:table-cell>
          <table:table-cell office:value-type="float" office:value="96755437" calcext:value-type="float">
            <text:p>96755437</text:p>
          </table:table-cell>
          <table:table-cell office:value-type="float" office:value="374533844" calcext:value-type="float">
            <text:p>374533844</text:p>
          </table:table-cell>
          <table:table-cell table:number-columns-repeated="2"/>
        </table:table-row>
        <table:table-row table:style-name="ro1">
          <table:table-cell office:value-type="float" office:value="277162113" calcext:value-type="float">
            <text:p>277162113</text:p>
          </table:table-cell>
          <table:table-cell office:value-type="float" office:value="96620033" calcext:value-type="float">
            <text:p>96620033</text:p>
          </table:table-cell>
          <table:table-cell office:value-type="float" office:value="373782146" calcext:value-type="float">
            <text:p>373782146</text:p>
          </table:table-cell>
          <table:table-cell table:number-columns-repeated="2"/>
        </table:table-row>
        <table:table-row table:style-name="ro1">
          <table:table-cell office:value-type="float" office:value="277492727" calcext:value-type="float">
            <text:p>277492727</text:p>
          </table:table-cell>
          <table:table-cell office:value-type="float" office:value="96600217" calcext:value-type="float">
            <text:p>96600217</text:p>
          </table:table-cell>
          <table:table-cell office:value-type="float" office:value="374092944" calcext:value-type="float">
            <text:p>374092944</text:p>
          </table:table-cell>
          <table:table-cell table:number-columns-repeated="2"/>
        </table:table-row>
        <table:table-row table:style-name="ro1">
          <table:table-cell office:value-type="float" office:value="277898831" calcext:value-type="float">
            <text:p>277898831</text:p>
          </table:table-cell>
          <table:table-cell office:value-type="float" office:value="97346519" calcext:value-type="float">
            <text:p>97346519</text:p>
          </table:table-cell>
          <table:table-cell office:value-type="float" office:value="375245350" calcext:value-type="float">
            <text:p>375245350</text:p>
          </table:table-cell>
          <table:table-cell table:number-columns-repeated="2"/>
        </table:table-row>
        <table:table-row table:style-name="ro1">
          <table:table-cell office:value-type="float" office:value="278390655" calcext:value-type="float">
            <text:p>278390655</text:p>
          </table:table-cell>
          <table:table-cell office:value-type="float" office:value="97400816" calcext:value-type="float">
            <text:p>97400816</text:p>
          </table:table-cell>
          <table:table-cell office:value-type="float" office:value="375791471" calcext:value-type="float">
            <text:p>375791471</text:p>
          </table:table-cell>
          <table:table-cell table:number-columns-repeated="2"/>
        </table:table-row>
        <table:table-row table:style-name="ro1">
          <table:table-cell office:value-type="float" office:value="278435127" calcext:value-type="float">
            <text:p>278435127</text:p>
          </table:table-cell>
          <table:table-cell office:value-type="float" office:value="96820282" calcext:value-type="float">
            <text:p>96820282</text:p>
          </table:table-cell>
          <table:table-cell office:value-type="float" office:value="375255409" calcext:value-type="float">
            <text:p>375255409</text:p>
          </table:table-cell>
          <table:table-cell table:number-columns-repeated="2"/>
        </table:table-row>
        <table:table-row table:style-name="ro1">
          <table:table-cell office:value-type="float" office:value="278774212" calcext:value-type="float">
            <text:p>278774212</text:p>
          </table:table-cell>
          <table:table-cell office:value-type="float" office:value="96798632" calcext:value-type="float">
            <text:p>96798632</text:p>
          </table:table-cell>
          <table:table-cell office:value-type="float" office:value="375572844" calcext:value-type="float">
            <text:p>375572844</text:p>
          </table:table-cell>
          <table:table-cell table:number-columns-repeated="2"/>
        </table:table-row>
        <table:table-row table:style-name="ro1">
          <table:table-cell office:value-type="float" office:value="278432765" calcext:value-type="float">
            <text:p>278432765</text:p>
          </table:table-cell>
          <table:table-cell office:value-type="float" office:value="96517634" calcext:value-type="float">
            <text:p>96517634</text:p>
          </table:table-cell>
          <table:table-cell office:value-type="float" office:value="374950399" calcext:value-type="float">
            <text:p>374950399</text:p>
          </table:table-cell>
          <table:table-cell table:number-columns-repeated="2"/>
        </table:table-row>
        <table:table-row table:style-name="ro1">
          <table:table-cell office:value-type="float" office:value="278262674" calcext:value-type="float">
            <text:p>278262674</text:p>
          </table:table-cell>
          <table:table-cell office:value-type="float" office:value="97077998" calcext:value-type="float">
            <text:p>97077998</text:p>
          </table:table-cell>
          <table:table-cell office:value-type="float" office:value="375340672" calcext:value-type="float">
            <text:p>375340672</text:p>
          </table:table-cell>
          <table:table-cell table:number-columns-repeated="2"/>
        </table:table-row>
        <table:table-row table:style-name="ro1">
          <table:table-cell office:value-type="float" office:value="279102962" calcext:value-type="float">
            <text:p>279102962</text:p>
          </table:table-cell>
          <table:table-cell office:value-type="float" office:value="96736715" calcext:value-type="float">
            <text:p>96736715</text:p>
          </table:table-cell>
          <table:table-cell office:value-type="float" office:value="375839677" calcext:value-type="float">
            <text:p>375839677</text:p>
          </table:table-cell>
          <table:table-cell table:number-columns-repeated="2"/>
        </table:table-row>
        <table:table-row table:style-name="ro1">
          <table:table-cell office:value-type="float" office:value="277963049" calcext:value-type="float">
            <text:p>277963049</text:p>
          </table:table-cell>
          <table:table-cell office:value-type="float" office:value="96978257" calcext:value-type="float">
            <text:p>96978257</text:p>
          </table:table-cell>
          <table:table-cell office:value-type="float" office:value="374941306" calcext:value-type="float">
            <text:p>374941306</text:p>
          </table:table-cell>
          <table:table-cell table:number-columns-repeated="2"/>
        </table:table-row>
        <table:table-row table:style-name="ro1">
          <table:table-cell office:value-type="float" office:value="278723462" calcext:value-type="float">
            <text:p>278723462</text:p>
          </table:table-cell>
          <table:table-cell office:value-type="float" office:value="96836227" calcext:value-type="float">
            <text:p>96836227</text:p>
          </table:table-cell>
          <table:table-cell office:value-type="float" office:value="375559689" calcext:value-type="float">
            <text:p>375559689</text:p>
          </table:table-cell>
          <table:table-cell table:number-columns-repeated="2"/>
        </table:table-row>
        <table:table-row table:style-name="ro1">
          <table:table-cell office:value-type="float" office:value="277986091" calcext:value-type="float">
            <text:p>277986091</text:p>
          </table:table-cell>
          <table:table-cell office:value-type="float" office:value="96829161" calcext:value-type="float">
            <text:p>96829161</text:p>
          </table:table-cell>
          <table:table-cell office:value-type="float" office:value="374815252" calcext:value-type="float">
            <text:p>374815252</text:p>
          </table:table-cell>
          <table:table-cell table:number-columns-repeated="2"/>
        </table:table-row>
        <table:table-row table:style-name="ro1">
          <table:table-cell office:value-type="float" office:value="277995354" calcext:value-type="float">
            <text:p>277995354</text:p>
          </table:table-cell>
          <table:table-cell office:value-type="float" office:value="96843380" calcext:value-type="float">
            <text:p>96843380</text:p>
          </table:table-cell>
          <table:table-cell office:value-type="float" office:value="374838734" calcext:value-type="float">
            <text:p>374838734</text:p>
          </table:table-cell>
          <table:table-cell table:number-columns-repeated="2"/>
        </table:table-row>
        <table:table-row table:style-name="ro1">
          <table:table-cell office:value-type="float" office:value="278556002" calcext:value-type="float">
            <text:p>278556002</text:p>
          </table:table-cell>
          <table:table-cell office:value-type="float" office:value="93411145" calcext:value-type="float">
            <text:p>93411145</text:p>
          </table:table-cell>
          <table:table-cell office:value-type="float" office:value="371967147" calcext:value-type="float">
            <text:p>371967147</text:p>
          </table:table-cell>
          <table:table-cell table:number-columns-repeated="2"/>
        </table:table-row>
        <table:table-row table:style-name="ro1">
          <table:table-cell office:value-type="float" office:value="273231146" calcext:value-type="float">
            <text:p>273231146</text:p>
          </table:table-cell>
          <table:table-cell office:value-type="float" office:value="93489269" calcext:value-type="float">
            <text:p>93489269</text:p>
          </table:table-cell>
          <table:table-cell office:value-type="float" office:value="366720415" calcext:value-type="float">
            <text:p>366720415</text:p>
          </table:table-cell>
          <table:table-cell table:number-columns-repeated="2"/>
        </table:table-row>
        <table:table-row table:style-name="ro1">
          <table:table-cell office:value-type="float" office:value="274416073" calcext:value-type="float">
            <text:p>274416073</text:p>
          </table:table-cell>
          <table:table-cell office:value-type="float" office:value="93248458" calcext:value-type="float">
            <text:p>93248458</text:p>
          </table:table-cell>
          <table:table-cell office:value-type="float" office:value="367664531" calcext:value-type="float">
            <text:p>367664531</text:p>
          </table:table-cell>
          <table:table-cell table:number-columns-repeated="2"/>
        </table:table-row>
        <table:table-row table:style-name="ro1">
          <table:table-cell office:value-type="float" office:value="274096575" calcext:value-type="float">
            <text:p>274096575</text:p>
          </table:table-cell>
          <table:table-cell office:value-type="float" office:value="93522189" calcext:value-type="float">
            <text:p>93522189</text:p>
          </table:table-cell>
          <table:table-cell office:value-type="float" office:value="367618764" calcext:value-type="float">
            <text:p>367618764</text:p>
          </table:table-cell>
          <table:table-cell table:number-columns-repeated="2"/>
        </table:table-row>
        <table:table-row table:style-name="ro1">
          <table:table-cell office:value-type="float" office:value="273523554" calcext:value-type="float">
            <text:p>273523554</text:p>
          </table:table-cell>
          <table:table-cell office:value-type="float" office:value="93051417" calcext:value-type="float">
            <text:p>93051417</text:p>
          </table:table-cell>
          <table:table-cell office:value-type="float" office:value="366574971" calcext:value-type="float">
            <text:p>366574971</text:p>
          </table:table-cell>
          <table:table-cell table:number-columns-repeated="2"/>
        </table:table-row>
        <table:table-row table:style-name="ro1">
          <table:table-cell office:value-type="float" office:value="273242033" calcext:value-type="float">
            <text:p>273242033</text:p>
          </table:table-cell>
          <table:table-cell office:value-type="float" office:value="93501219" calcext:value-type="float">
            <text:p>93501219</text:p>
          </table:table-cell>
          <table:table-cell office:value-type="float" office:value="366743252" calcext:value-type="float">
            <text:p>366743252</text:p>
          </table:table-cell>
          <table:table-cell table:number-columns-repeated="2"/>
        </table:table-row>
        <table:table-row table:style-name="ro1">
          <table:table-cell office:value-type="float" office:value="273227519" calcext:value-type="float">
            <text:p>273227519</text:p>
          </table:table-cell>
          <table:table-cell office:value-type="float" office:value="93356699" calcext:value-type="float">
            <text:p>93356699</text:p>
          </table:table-cell>
          <table:table-cell office:value-type="float" office:value="366584218" calcext:value-type="float">
            <text:p>366584218</text:p>
          </table:table-cell>
          <table:table-cell table:number-columns-repeated="2"/>
        </table:table-row>
        <table:table-row table:style-name="ro1">
          <table:table-cell office:value-type="float" office:value="273239637" calcext:value-type="float">
            <text:p>273239637</text:p>
          </table:table-cell>
          <table:table-cell office:value-type="float" office:value="93597098" calcext:value-type="float">
            <text:p>93597098</text:p>
          </table:table-cell>
          <table:table-cell office:value-type="float" office:value="366836735" calcext:value-type="float">
            <text:p>366836735</text:p>
          </table:table-cell>
          <table:table-cell table:number-columns-repeated="2"/>
        </table:table-row>
        <table:table-row table:style-name="ro1">
          <table:table-cell office:value-type="float" office:value="272935530" calcext:value-type="float">
            <text:p>272935530</text:p>
          </table:table-cell>
          <table:table-cell office:value-type="float" office:value="93741950" calcext:value-type="float">
            <text:p>93741950</text:p>
          </table:table-cell>
          <table:table-cell office:value-type="float" office:value="366677480" calcext:value-type="float">
            <text:p>366677480</text:p>
          </table:table-cell>
          <table:table-cell table:number-columns-repeated="2"/>
        </table:table-row>
        <table:table-row table:style-name="ro1">
          <table:table-cell office:value-type="float" office:value="273331123" calcext:value-type="float">
            <text:p>273331123</text:p>
          </table:table-cell>
          <table:table-cell office:value-type="float" office:value="93412370" calcext:value-type="float">
            <text:p>93412370</text:p>
          </table:table-cell>
          <table:table-cell office:value-type="float" office:value="366743493" calcext:value-type="float">
            <text:p>366743493</text:p>
          </table:table-cell>
          <table:table-cell table:number-columns-repeated="2"/>
        </table:table-row>
        <table:table-row table:style-name="ro1">
          <table:table-cell office:value-type="float" office:value="273714298" calcext:value-type="float">
            <text:p>273714298</text:p>
          </table:table-cell>
          <table:table-cell office:value-type="float" office:value="93247772" calcext:value-type="float">
            <text:p>93247772</text:p>
          </table:table-cell>
          <table:table-cell office:value-type="float" office:value="366962070" calcext:value-type="float">
            <text:p>366962070</text:p>
          </table:table-cell>
          <table:table-cell table:number-columns-repeated="2"/>
        </table:table-row>
        <table:table-row table:style-name="ro1">
          <table:table-cell office:value-type="float" office:value="273628367" calcext:value-type="float">
            <text:p>273628367</text:p>
          </table:table-cell>
          <table:table-cell office:value-type="float" office:value="93272097" calcext:value-type="float">
            <text:p>93272097</text:p>
          </table:table-cell>
          <table:table-cell office:value-type="float" office:value="366900464" calcext:value-type="float">
            <text:p>366900464</text:p>
          </table:table-cell>
          <table:table-cell table:number-columns-repeated="2"/>
        </table:table-row>
        <table:table-row table:style-name="ro1">
          <table:table-cell office:value-type="float" office:value="273537910" calcext:value-type="float">
            <text:p>273537910</text:p>
          </table:table-cell>
          <table:table-cell office:value-type="float" office:value="93118118" calcext:value-type="float">
            <text:p>93118118</text:p>
          </table:table-cell>
          <table:table-cell office:value-type="float" office:value="366656028" calcext:value-type="float">
            <text:p>366656028</text:p>
          </table:table-cell>
          <table:table-cell table:number-columns-repeated="2"/>
        </table:table-row>
        <table:table-row table:style-name="ro1">
          <table:table-cell office:value-type="float" office:value="273837236" calcext:value-type="float">
            <text:p>273837236</text:p>
          </table:table-cell>
          <table:table-cell office:value-type="float" office:value="93323877" calcext:value-type="float">
            <text:p>93323877</text:p>
          </table:table-cell>
          <table:table-cell office:value-type="float" office:value="367161113" calcext:value-type="float">
            <text:p>367161113</text:p>
          </table:table-cell>
          <table:table-cell table:number-columns-repeated="2"/>
        </table:table-row>
        <table:table-row table:style-name="ro1">
          <table:table-cell office:value-type="float" office:value="273465797" calcext:value-type="float">
            <text:p>273465797</text:p>
          </table:table-cell>
          <table:table-cell office:value-type="float" office:value="93842601" calcext:value-type="float">
            <text:p>93842601</text:p>
          </table:table-cell>
          <table:table-cell office:value-type="float" office:value="367308398" calcext:value-type="float">
            <text:p>367308398</text:p>
          </table:table-cell>
          <table:table-cell table:number-columns-repeated="2"/>
        </table:table-row>
        <table:table-row table:style-name="ro1">
          <table:table-cell office:value-type="float" office:value="272779981" calcext:value-type="float">
            <text:p>272779981</text:p>
          </table:table-cell>
          <table:table-cell office:value-type="float" office:value="93203156" calcext:value-type="float">
            <text:p>93203156</text:p>
          </table:table-cell>
          <table:table-cell office:value-type="float" office:value="365983137" calcext:value-type="float">
            <text:p>365983137</text:p>
          </table:table-cell>
          <table:table-cell table:number-columns-repeated="2"/>
        </table:table-row>
        <table:table-row table:style-name="ro1">
          <table:table-cell office:value-type="float" office:value="273638835" calcext:value-type="float">
            <text:p>273638835</text:p>
          </table:table-cell>
          <table:table-cell office:value-type="float" office:value="93534804" calcext:value-type="float">
            <text:p>93534804</text:p>
          </table:table-cell>
          <table:table-cell office:value-type="float" office:value="367173639" calcext:value-type="float">
            <text:p>367173639</text:p>
          </table:table-cell>
          <table:table-cell table:number-columns-repeated="2"/>
        </table:table-row>
        <table:table-row table:style-name="ro1">
          <table:table-cell office:value-type="float" office:value="273451533" calcext:value-type="float">
            <text:p>273451533</text:p>
          </table:table-cell>
          <table:table-cell office:value-type="float" office:value="93237949" calcext:value-type="float">
            <text:p>93237949</text:p>
          </table:table-cell>
          <table:table-cell office:value-type="float" office:value="366689482" calcext:value-type="float">
            <text:p>366689482</text:p>
          </table:table-cell>
          <table:table-cell table:number-columns-repeated="2"/>
        </table:table-row>
        <table:table-row table:style-name="ro1">
          <table:table-cell office:value-type="float" office:value="273032235" calcext:value-type="float">
            <text:p>273032235</text:p>
          </table:table-cell>
          <table:table-cell office:value-type="float" office:value="93241160" calcext:value-type="float">
            <text:p>93241160</text:p>
          </table:table-cell>
          <table:table-cell office:value-type="float" office:value="366273395" calcext:value-type="float">
            <text:p>366273395</text:p>
          </table:table-cell>
          <table:table-cell table:number-columns-repeated="2"/>
        </table:table-row>
        <table:table-row table:style-name="ro1">
          <table:table-cell office:value-type="float" office:value="273021240" calcext:value-type="float">
            <text:p>273021240</text:p>
          </table:table-cell>
          <table:table-cell office:value-type="float" office:value="93057906" calcext:value-type="float">
            <text:p>93057906</text:p>
          </table:table-cell>
          <table:table-cell office:value-type="float" office:value="366079146" calcext:value-type="float">
            <text:p>366079146</text:p>
          </table:table-cell>
          <table:table-cell table:number-columns-repeated="2"/>
        </table:table-row>
        <table:table-row table:style-name="ro1">
          <table:table-cell office:value-type="float" office:value="272718090" calcext:value-type="float">
            <text:p>272718090</text:p>
          </table:table-cell>
          <table:table-cell office:value-type="float" office:value="93429917" calcext:value-type="float">
            <text:p>93429917</text:p>
          </table:table-cell>
          <table:table-cell office:value-type="float" office:value="366148007" calcext:value-type="float">
            <text:p>366148007</text:p>
          </table:table-cell>
          <table:table-cell table:number-columns-repeated="2"/>
        </table:table-row>
        <table:table-row table:style-name="ro1">
          <table:table-cell office:value-type="float" office:value="272471374" calcext:value-type="float">
            <text:p>272471374</text:p>
          </table:table-cell>
          <table:table-cell office:value-type="float" office:value="93267065" calcext:value-type="float">
            <text:p>93267065</text:p>
          </table:table-cell>
          <table:table-cell office:value-type="float" office:value="365738439" calcext:value-type="float">
            <text:p>365738439</text:p>
          </table:table-cell>
          <table:table-cell table:number-columns-repeated="2"/>
        </table:table-row>
        <table:table-row table:style-name="ro1">
          <table:table-cell office:value-type="float" office:value="273157579" calcext:value-type="float">
            <text:p>273157579</text:p>
          </table:table-cell>
          <table:table-cell office:value-type="float" office:value="93286870" calcext:value-type="float">
            <text:p>93286870</text:p>
          </table:table-cell>
          <table:table-cell office:value-type="float" office:value="366444449" calcext:value-type="float">
            <text:p>366444449</text:p>
          </table:table-cell>
          <table:table-cell table:number-columns-repeated="2"/>
        </table:table-row>
        <table:table-row table:style-name="ro1">
          <table:table-cell office:value-type="float" office:value="272180997" calcext:value-type="float">
            <text:p>272180997</text:p>
          </table:table-cell>
          <table:table-cell office:value-type="float" office:value="93474740" calcext:value-type="float">
            <text:p>93474740</text:p>
          </table:table-cell>
          <table:table-cell office:value-type="float" office:value="365655737" calcext:value-type="float">
            <text:p>365655737</text:p>
          </table:table-cell>
          <table:table-cell table:number-columns-repeated="2"/>
        </table:table-row>
        <table:table-row table:style-name="ro1">
          <table:table-cell office:value-type="float" office:value="272298391" calcext:value-type="float">
            <text:p>272298391</text:p>
          </table:table-cell>
          <table:table-cell office:value-type="float" office:value="93177804" calcext:value-type="float">
            <text:p>93177804</text:p>
          </table:table-cell>
          <table:table-cell office:value-type="float" office:value="365476195" calcext:value-type="float">
            <text:p>365476195</text:p>
          </table:table-cell>
          <table:table-cell table:number-columns-repeated="2"/>
        </table:table-row>
        <table:table-row table:style-name="ro1">
          <table:table-cell office:value-type="float" office:value="272382067" calcext:value-type="float">
            <text:p>272382067</text:p>
          </table:table-cell>
          <table:table-cell office:value-type="float" office:value="93451530" calcext:value-type="float">
            <text:p>93451530</text:p>
          </table:table-cell>
          <table:table-cell office:value-type="float" office:value="365833597" calcext:value-type="float">
            <text:p>365833597</text:p>
          </table:table-cell>
          <table:table-cell table:number-columns-repeated="2"/>
        </table:table-row>
        <table:table-row table:style-name="ro1">
          <table:table-cell office:value-type="float" office:value="272329785" calcext:value-type="float">
            <text:p>272329785</text:p>
          </table:table-cell>
          <table:table-cell office:value-type="float" office:value="93335477" calcext:value-type="float">
            <text:p>93335477</text:p>
          </table:table-cell>
          <table:table-cell office:value-type="float" office:value="365665262" calcext:value-type="float">
            <text:p>365665262</text:p>
          </table:table-cell>
          <table:table-cell table:number-columns-repeated="2"/>
        </table:table-row>
        <table:table-row table:style-name="ro1">
          <table:table-cell office:value-type="float" office:value="272479786" calcext:value-type="float">
            <text:p>272479786</text:p>
          </table:table-cell>
          <table:table-cell office:value-type="float" office:value="93465824" calcext:value-type="float">
            <text:p>93465824</text:p>
          </table:table-cell>
          <table:table-cell office:value-type="float" office:value="365945610" calcext:value-type="float">
            <text:p>365945610</text:p>
          </table:table-cell>
          <table:table-cell table:number-columns-repeated="2"/>
        </table:table-row>
        <table:table-row table:style-name="ro1">
          <table:table-cell office:value-type="float" office:value="272482111" calcext:value-type="float">
            <text:p>272482111</text:p>
          </table:table-cell>
          <table:table-cell office:value-type="float" office:value="93437782" calcext:value-type="float">
            <text:p>93437782</text:p>
          </table:table-cell>
          <table:table-cell office:value-type="float" office:value="365919893" calcext:value-type="float">
            <text:p>365919893</text:p>
          </table:table-cell>
          <table:table-cell table:number-columns-repeated="2"/>
        </table:table-row>
        <table:table-row table:style-name="ro1">
          <table:table-cell office:value-type="float" office:value="272309725" calcext:value-type="float">
            <text:p>272309725</text:p>
          </table:table-cell>
          <table:table-cell office:value-type="float" office:value="93673351" calcext:value-type="float">
            <text:p>93673351</text:p>
          </table:table-cell>
          <table:table-cell office:value-type="float" office:value="365983076" calcext:value-type="float">
            <text:p>365983076</text:p>
          </table:table-cell>
          <table:table-cell table:number-columns-repeated="2"/>
        </table:table-row>
        <table:table-row table:style-name="ro1">
          <table:table-cell office:value-type="float" office:value="272848266" calcext:value-type="float">
            <text:p>272848266</text:p>
          </table:table-cell>
          <table:table-cell office:value-type="float" office:value="93410419" calcext:value-type="float">
            <text:p>93410419</text:p>
          </table:table-cell>
          <table:table-cell office:value-type="float" office:value="366258685" calcext:value-type="float">
            <text:p>366258685</text:p>
          </table:table-cell>
          <table:table-cell table:number-columns-repeated="2"/>
        </table:table-row>
        <table:table-row table:style-name="ro1">
          <table:table-cell office:value-type="float" office:value="272736598" calcext:value-type="float">
            <text:p>272736598</text:p>
          </table:table-cell>
          <table:table-cell office:value-type="float" office:value="93133172" calcext:value-type="float">
            <text:p>93133172</text:p>
          </table:table-cell>
          <table:table-cell office:value-type="float" office:value="365869770" calcext:value-type="float">
            <text:p>365869770</text:p>
          </table:table-cell>
          <table:table-cell table:number-columns-repeated="2"/>
        </table:table-row>
        <table:table-row table:style-name="ro1">
          <table:table-cell office:value-type="float" office:value="272526599" calcext:value-type="float">
            <text:p>272526599</text:p>
          </table:table-cell>
          <table:table-cell office:value-type="float" office:value="93252984" calcext:value-type="float">
            <text:p>93252984</text:p>
          </table:table-cell>
          <table:table-cell office:value-type="float" office:value="365779583" calcext:value-type="float">
            <text:p>365779583</text:p>
          </table:table-cell>
          <table:table-cell table:number-columns-repeated="2"/>
        </table:table-row>
        <table:table-row table:style-name="ro1">
          <table:table-cell office:value-type="float" office:value="273203522" calcext:value-type="float">
            <text:p>273203522</text:p>
          </table:table-cell>
          <table:table-cell office:value-type="float" office:value="93212311" calcext:value-type="float">
            <text:p>93212311</text:p>
          </table:table-cell>
          <table:table-cell office:value-type="float" office:value="366415833" calcext:value-type="float">
            <text:p>366415833</text:p>
          </table:table-cell>
          <table:table-cell table:number-columns-repeated="2"/>
        </table:table-row>
        <table:table-row table:style-name="ro1">
          <table:table-cell office:value-type="float" office:value="273564371" calcext:value-type="float">
            <text:p>273564371</text:p>
          </table:table-cell>
          <table:table-cell office:value-type="float" office:value="93468261" calcext:value-type="float">
            <text:p>93468261</text:p>
          </table:table-cell>
          <table:table-cell office:value-type="float" office:value="367032632" calcext:value-type="float">
            <text:p>367032632</text:p>
          </table:table-cell>
          <table:table-cell table:number-columns-repeated="2"/>
        </table:table-row>
        <table:table-row table:style-name="ro1">
          <table:table-cell office:value-type="float" office:value="272473996" calcext:value-type="float">
            <text:p>272473996</text:p>
          </table:table-cell>
          <table:table-cell office:value-type="float" office:value="93409145" calcext:value-type="float">
            <text:p>93409145</text:p>
          </table:table-cell>
          <table:table-cell office:value-type="float" office:value="365883141" calcext:value-type="float">
            <text:p>365883141</text:p>
          </table:table-cell>
          <table:table-cell table:number-columns-repeated="2"/>
        </table:table-row>
        <table:table-row table:style-name="ro1">
          <table:table-cell office:value-type="float" office:value="272617453" calcext:value-type="float">
            <text:p>272617453</text:p>
          </table:table-cell>
          <table:table-cell office:value-type="float" office:value="93365341" calcext:value-type="float">
            <text:p>93365341</text:p>
          </table:table-cell>
          <table:table-cell office:value-type="float" office:value="365982794" calcext:value-type="float">
            <text:p>365982794</text:p>
          </table:table-cell>
          <table:table-cell table:number-columns-repeated="2"/>
        </table:table-row>
        <table:table-row table:style-name="ro1">
          <table:table-cell office:value-type="float" office:value="274518521" calcext:value-type="float">
            <text:p>274518521</text:p>
          </table:table-cell>
          <table:table-cell office:value-type="float" office:value="93280460" calcext:value-type="float">
            <text:p>93280460</text:p>
          </table:table-cell>
          <table:table-cell office:value-type="float" office:value="367798981" calcext:value-type="float">
            <text:p>367798981</text:p>
          </table:table-cell>
          <table:table-cell table:number-columns-repeated="2"/>
        </table:table-row>
        <table:table-row table:style-name="ro1">
          <table:table-cell office:value-type="float" office:value="272539751" calcext:value-type="float">
            <text:p>272539751</text:p>
          </table:table-cell>
          <table:table-cell office:value-type="float" office:value="93353997" calcext:value-type="float">
            <text:p>93353997</text:p>
          </table:table-cell>
          <table:table-cell office:value-type="float" office:value="365893748" calcext:value-type="float">
            <text:p>365893748</text:p>
          </table:table-cell>
          <table:table-cell table:number-columns-repeated="2"/>
        </table:table-row>
        <table:table-row table:style-name="ro1">
          <table:table-cell office:value-type="float" office:value="273026415" calcext:value-type="float">
            <text:p>273026415</text:p>
          </table:table-cell>
          <table:table-cell office:value-type="float" office:value="93181955" calcext:value-type="float">
            <text:p>93181955</text:p>
          </table:table-cell>
          <table:table-cell office:value-type="float" office:value="366208370" calcext:value-type="float">
            <text:p>366208370</text:p>
          </table:table-cell>
          <table:table-cell table:number-columns-repeated="2"/>
        </table:table-row>
        <table:table-row table:style-name="ro1">
          <table:table-cell office:value-type="float" office:value="272248118" calcext:value-type="float">
            <text:p>272248118</text:p>
          </table:table-cell>
          <table:table-cell office:value-type="float" office:value="93632966" calcext:value-type="float">
            <text:p>93632966</text:p>
          </table:table-cell>
          <table:table-cell office:value-type="float" office:value="365881084" calcext:value-type="float">
            <text:p>365881084</text:p>
          </table:table-cell>
          <table:table-cell table:number-columns-repeated="2"/>
        </table:table-row>
        <table:table-row table:style-name="ro1">
          <table:table-cell office:value-type="float" office:value="272427271" calcext:value-type="float">
            <text:p>272427271</text:p>
          </table:table-cell>
          <table:table-cell office:value-type="float" office:value="93458948" calcext:value-type="float">
            <text:p>93458948</text:p>
          </table:table-cell>
          <table:table-cell office:value-type="float" office:value="365886219" calcext:value-type="float">
            <text:p>365886219</text:p>
          </table:table-cell>
          <table:table-cell table:number-columns-repeated="2"/>
        </table:table-row>
        <table:table-row table:style-name="ro1">
          <table:table-cell office:value-type="float" office:value="273041449" calcext:value-type="float">
            <text:p>273041449</text:p>
          </table:table-cell>
          <table:table-cell office:value-type="float" office:value="93913468" calcext:value-type="float">
            <text:p>93913468</text:p>
          </table:table-cell>
          <table:table-cell office:value-type="float" office:value="366954917" calcext:value-type="float">
            <text:p>366954917</text:p>
          </table:table-cell>
          <table:table-cell table:number-columns-repeated="2"/>
        </table:table-row>
        <table:table-row table:style-name="ro1">
          <table:table-cell office:value-type="float" office:value="272642261" calcext:value-type="float">
            <text:p>272642261</text:p>
          </table:table-cell>
          <table:table-cell office:value-type="float" office:value="93487259" calcext:value-type="float">
            <text:p>93487259</text:p>
          </table:table-cell>
          <table:table-cell office:value-type="float" office:value="366129520" calcext:value-type="float">
            <text:p>366129520</text:p>
          </table:table-cell>
          <table:table-cell table:number-columns-repeated="2"/>
        </table:table-row>
        <table:table-row table:style-name="ro1">
          <table:table-cell office:value-type="float" office:value="272847035" calcext:value-type="float">
            <text:p>272847035</text:p>
          </table:table-cell>
          <table:table-cell office:value-type="float" office:value="93478245" calcext:value-type="float">
            <text:p>93478245</text:p>
          </table:table-cell>
          <table:table-cell office:value-type="float" office:value="366325280" calcext:value-type="float">
            <text:p>366325280</text:p>
          </table:table-cell>
          <table:table-cell table:number-columns-repeated="2"/>
        </table:table-row>
        <table:table-row table:style-name="ro1">
          <table:table-cell office:value-type="float" office:value="272220191" calcext:value-type="float">
            <text:p>272220191</text:p>
          </table:table-cell>
          <table:table-cell office:value-type="float" office:value="93444866" calcext:value-type="float">
            <text:p>93444866</text:p>
          </table:table-cell>
          <table:table-cell office:value-type="float" office:value="365665057" calcext:value-type="float">
            <text:p>365665057</text:p>
          </table:table-cell>
          <table:table-cell table:number-columns-repeated="2"/>
        </table:table-row>
        <table:table-row table:style-name="ro1">
          <table:table-cell office:value-type="float" office:value="272423027" calcext:value-type="float">
            <text:p>272423027</text:p>
          </table:table-cell>
          <table:table-cell office:value-type="float" office:value="93694464" calcext:value-type="float">
            <text:p>93694464</text:p>
          </table:table-cell>
          <table:table-cell office:value-type="float" office:value="366117491" calcext:value-type="float">
            <text:p>366117491</text:p>
          </table:table-cell>
          <table:table-cell table:number-columns-repeated="2"/>
        </table:table-row>
        <table:table-row table:style-name="ro1">
          <table:table-cell office:value-type="float" office:value="272851360" calcext:value-type="float">
            <text:p>272851360</text:p>
          </table:table-cell>
          <table:table-cell office:value-type="float" office:value="93412287" calcext:value-type="float">
            <text:p>93412287</text:p>
          </table:table-cell>
          <table:table-cell office:value-type="float" office:value="366263647" calcext:value-type="float">
            <text:p>366263647</text:p>
          </table:table-cell>
          <table:table-cell table:number-columns-repeated="2"/>
        </table:table-row>
        <table:table-row table:style-name="ro1">
          <table:table-cell office:value-type="float" office:value="274413124" calcext:value-type="float">
            <text:p>274413124</text:p>
          </table:table-cell>
          <table:table-cell office:value-type="float" office:value="93602669" calcext:value-type="float">
            <text:p>93602669</text:p>
          </table:table-cell>
          <table:table-cell office:value-type="float" office:value="368015793" calcext:value-type="float">
            <text:p>368015793</text:p>
          </table:table-cell>
          <table:table-cell table:number-columns-repeated="2"/>
        </table:table-row>
        <table:table-row table:style-name="ro1">
          <table:table-cell office:value-type="float" office:value="273649840" calcext:value-type="float">
            <text:p>273649840</text:p>
          </table:table-cell>
          <table:table-cell office:value-type="float" office:value="93628882" calcext:value-type="float">
            <text:p>93628882</text:p>
          </table:table-cell>
          <table:table-cell office:value-type="float" office:value="367278722" calcext:value-type="float">
            <text:p>367278722</text:p>
          </table:table-cell>
          <table:table-cell table:number-columns-repeated="2"/>
        </table:table-row>
        <table:table-row table:style-name="ro1">
          <table:table-cell office:value-type="float" office:value="274033134" calcext:value-type="float">
            <text:p>274033134</text:p>
          </table:table-cell>
          <table:table-cell office:value-type="float" office:value="93662482" calcext:value-type="float">
            <text:p>93662482</text:p>
          </table:table-cell>
          <table:table-cell office:value-type="float" office:value="367695616" calcext:value-type="float">
            <text:p>367695616</text:p>
          </table:table-cell>
          <table:table-cell table:number-columns-repeated="2"/>
        </table:table-row>
      </table:table>
      <table:table table:name="O3StrcmpAVXMod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float" office:value="267962050" calcext:value-type="float">
            <text:p>267962050</text:p>
          </table:table-cell>
          <table:table-cell office:value-type="float" office:value="95359537" calcext:value-type="float">
            <text:p>95359537</text:p>
          </table:table-cell>
          <table:table-cell office:value-type="float" office:value="363321587" calcext:value-type="float">
            <text:p>363321587</text:p>
          </table:table-cell>
          <table:table-cell table:style-name="ce3" table:formula="of:=AVERAGE([.C:.C])" office:value-type="float" office:value="356405107.97" calcext:value-type="float">
            <text:p>3.564E+08</text:p>
          </table:table-cell>
          <table:table-cell table:style-name="ce4" table:formula="of:=STDEV([.C:.C])/[.D2]*100" office:value-type="float" office:value="1.02017044284774" calcext:value-type="float">
            <text:p>1.02</text:p>
          </table:table-cell>
        </table:table-row>
        <table:table-row table:style-name="ro1">
          <table:table-cell office:value-type="float" office:value="268803187" calcext:value-type="float">
            <text:p>268803187</text:p>
          </table:table-cell>
          <table:table-cell office:value-type="float" office:value="94658565" calcext:value-type="float">
            <text:p>94658565</text:p>
          </table:table-cell>
          <table:table-cell office:value-type="float" office:value="363461752" calcext:value-type="float">
            <text:p>363461752</text:p>
          </table:table-cell>
          <table:table-cell table:number-columns-repeated="2"/>
        </table:table-row>
        <table:table-row table:style-name="ro1">
          <table:table-cell office:value-type="float" office:value="270150288" calcext:value-type="float">
            <text:p>270150288</text:p>
          </table:table-cell>
          <table:table-cell office:value-type="float" office:value="94494153" calcext:value-type="float">
            <text:p>94494153</text:p>
          </table:table-cell>
          <table:table-cell office:value-type="float" office:value="364644441" calcext:value-type="float">
            <text:p>364644441</text:p>
          </table:table-cell>
          <table:table-cell table:number-columns-repeated="2"/>
        </table:table-row>
        <table:table-row table:style-name="ro1">
          <table:table-cell office:value-type="float" office:value="268404542" calcext:value-type="float">
            <text:p>268404542</text:p>
          </table:table-cell>
          <table:table-cell office:value-type="float" office:value="94111320" calcext:value-type="float">
            <text:p>94111320</text:p>
          </table:table-cell>
          <table:table-cell office:value-type="float" office:value="362515862" calcext:value-type="float">
            <text:p>362515862</text:p>
          </table:table-cell>
          <table:table-cell table:number-columns-repeated="2"/>
        </table:table-row>
        <table:table-row table:style-name="ro1">
          <table:table-cell office:value-type="float" office:value="267897268" calcext:value-type="float">
            <text:p>267897268</text:p>
          </table:table-cell>
          <table:table-cell office:value-type="float" office:value="95539774" calcext:value-type="float">
            <text:p>95539774</text:p>
          </table:table-cell>
          <table:table-cell office:value-type="float" office:value="363437042" calcext:value-type="float">
            <text:p>363437042</text:p>
          </table:table-cell>
          <table:table-cell table:number-columns-repeated="2"/>
        </table:table-row>
        <table:table-row table:style-name="ro1">
          <table:table-cell office:value-type="float" office:value="268124917" calcext:value-type="float">
            <text:p>268124917</text:p>
          </table:table-cell>
          <table:table-cell office:value-type="float" office:value="96175312" calcext:value-type="float">
            <text:p>96175312</text:p>
          </table:table-cell>
          <table:table-cell office:value-type="float" office:value="364300229" calcext:value-type="float">
            <text:p>364300229</text:p>
          </table:table-cell>
          <table:table-cell table:number-columns-repeated="2"/>
        </table:table-row>
        <table:table-row table:style-name="ro1">
          <table:table-cell office:value-type="float" office:value="268380479" calcext:value-type="float">
            <text:p>268380479</text:p>
          </table:table-cell>
          <table:table-cell office:value-type="float" office:value="94681859" calcext:value-type="float">
            <text:p>94681859</text:p>
          </table:table-cell>
          <table:table-cell office:value-type="float" office:value="363062338" calcext:value-type="float">
            <text:p>363062338</text:p>
          </table:table-cell>
          <table:table-cell table:number-columns-repeated="2"/>
        </table:table-row>
        <table:table-row table:style-name="ro1">
          <table:table-cell office:value-type="float" office:value="269071181" calcext:value-type="float">
            <text:p>269071181</text:p>
          </table:table-cell>
          <table:table-cell office:value-type="float" office:value="94454431" calcext:value-type="float">
            <text:p>94454431</text:p>
          </table:table-cell>
          <table:table-cell office:value-type="float" office:value="363525612" calcext:value-type="float">
            <text:p>363525612</text:p>
          </table:table-cell>
          <table:table-cell table:number-columns-repeated="2"/>
        </table:table-row>
        <table:table-row table:style-name="ro1">
          <table:table-cell office:value-type="float" office:value="267623598" calcext:value-type="float">
            <text:p>267623598</text:p>
          </table:table-cell>
          <table:table-cell office:value-type="float" office:value="94661414" calcext:value-type="float">
            <text:p>94661414</text:p>
          </table:table-cell>
          <table:table-cell office:value-type="float" office:value="362285012" calcext:value-type="float">
            <text:p>362285012</text:p>
          </table:table-cell>
          <table:table-cell table:number-columns-repeated="2"/>
        </table:table-row>
        <table:table-row table:style-name="ro1">
          <table:table-cell office:value-type="float" office:value="268233663" calcext:value-type="float">
            <text:p>268233663</text:p>
          </table:table-cell>
          <table:table-cell office:value-type="float" office:value="94428034" calcext:value-type="float">
            <text:p>94428034</text:p>
          </table:table-cell>
          <table:table-cell office:value-type="float" office:value="362661697" calcext:value-type="float">
            <text:p>362661697</text:p>
          </table:table-cell>
          <table:table-cell table:number-columns-repeated="2"/>
        </table:table-row>
        <table:table-row table:style-name="ro1">
          <table:table-cell office:value-type="float" office:value="268469962" calcext:value-type="float">
            <text:p>268469962</text:p>
          </table:table-cell>
          <table:table-cell office:value-type="float" office:value="94245419" calcext:value-type="float">
            <text:p>94245419</text:p>
          </table:table-cell>
          <table:table-cell office:value-type="float" office:value="362715381" calcext:value-type="float">
            <text:p>362715381</text:p>
          </table:table-cell>
          <table:table-cell table:number-columns-repeated="2"/>
        </table:table-row>
        <table:table-row table:style-name="ro1">
          <table:table-cell office:value-type="float" office:value="268255390" calcext:value-type="float">
            <text:p>268255390</text:p>
          </table:table-cell>
          <table:table-cell office:value-type="float" office:value="94476363" calcext:value-type="float">
            <text:p>94476363</text:p>
          </table:table-cell>
          <table:table-cell office:value-type="float" office:value="362731753" calcext:value-type="float">
            <text:p>362731753</text:p>
          </table:table-cell>
          <table:table-cell table:number-columns-repeated="2"/>
        </table:table-row>
        <table:table-row table:style-name="ro1">
          <table:table-cell office:value-type="float" office:value="267615926" calcext:value-type="float">
            <text:p>267615926</text:p>
          </table:table-cell>
          <table:table-cell office:value-type="float" office:value="93914310" calcext:value-type="float">
            <text:p>93914310</text:p>
          </table:table-cell>
          <table:table-cell office:value-type="float" office:value="361530236" calcext:value-type="float">
            <text:p>361530236</text:p>
          </table:table-cell>
          <table:table-cell table:number-columns-repeated="2"/>
        </table:table-row>
        <table:table-row table:style-name="ro1">
          <table:table-cell office:value-type="float" office:value="267430545" calcext:value-type="float">
            <text:p>267430545</text:p>
          </table:table-cell>
          <table:table-cell office:value-type="float" office:value="94228684" calcext:value-type="float">
            <text:p>94228684</text:p>
          </table:table-cell>
          <table:table-cell office:value-type="float" office:value="361659229" calcext:value-type="float">
            <text:p>361659229</text:p>
          </table:table-cell>
          <table:table-cell table:number-columns-repeated="2"/>
        </table:table-row>
        <table:table-row table:style-name="ro1">
          <table:table-cell office:value-type="float" office:value="267640445" calcext:value-type="float">
            <text:p>267640445</text:p>
          </table:table-cell>
          <table:table-cell office:value-type="float" office:value="94122746" calcext:value-type="float">
            <text:p>94122746</text:p>
          </table:table-cell>
          <table:table-cell office:value-type="float" office:value="361763191" calcext:value-type="float">
            <text:p>361763191</text:p>
          </table:table-cell>
          <table:table-cell table:number-columns-repeated="2"/>
        </table:table-row>
        <table:table-row table:style-name="ro1">
          <table:table-cell office:value-type="float" office:value="268084402" calcext:value-type="float">
            <text:p>268084402</text:p>
          </table:table-cell>
          <table:table-cell office:value-type="float" office:value="94164318" calcext:value-type="float">
            <text:p>94164318</text:p>
          </table:table-cell>
          <table:table-cell office:value-type="float" office:value="362248720" calcext:value-type="float">
            <text:p>362248720</text:p>
          </table:table-cell>
          <table:table-cell table:number-columns-repeated="2"/>
        </table:table-row>
        <table:table-row table:style-name="ro1">
          <table:table-cell office:value-type="float" office:value="267573499" calcext:value-type="float">
            <text:p>267573499</text:p>
          </table:table-cell>
          <table:table-cell office:value-type="float" office:value="94097615" calcext:value-type="float">
            <text:p>94097615</text:p>
          </table:table-cell>
          <table:table-cell office:value-type="float" office:value="361671114" calcext:value-type="float">
            <text:p>361671114</text:p>
          </table:table-cell>
          <table:table-cell table:number-columns-repeated="2"/>
        </table:table-row>
        <table:table-row table:style-name="ro1">
          <table:table-cell office:value-type="float" office:value="267550308" calcext:value-type="float">
            <text:p>267550308</text:p>
          </table:table-cell>
          <table:table-cell office:value-type="float" office:value="94188209" calcext:value-type="float">
            <text:p>94188209</text:p>
          </table:table-cell>
          <table:table-cell office:value-type="float" office:value="361738517" calcext:value-type="float">
            <text:p>361738517</text:p>
          </table:table-cell>
          <table:table-cell table:number-columns-repeated="2"/>
        </table:table-row>
        <table:table-row table:style-name="ro1">
          <table:table-cell office:value-type="float" office:value="267812659" calcext:value-type="float">
            <text:p>267812659</text:p>
          </table:table-cell>
          <table:table-cell office:value-type="float" office:value="94254546" calcext:value-type="float">
            <text:p>94254546</text:p>
          </table:table-cell>
          <table:table-cell office:value-type="float" office:value="362067205" calcext:value-type="float">
            <text:p>362067205</text:p>
          </table:table-cell>
          <table:table-cell table:number-columns-repeated="2"/>
        </table:table-row>
        <table:table-row table:style-name="ro1">
          <table:table-cell office:value-type="float" office:value="267443493" calcext:value-type="float">
            <text:p>267443493</text:p>
          </table:table-cell>
          <table:table-cell office:value-type="float" office:value="94233225" calcext:value-type="float">
            <text:p>94233225</text:p>
          </table:table-cell>
          <table:table-cell office:value-type="float" office:value="361676718" calcext:value-type="float">
            <text:p>361676718</text:p>
          </table:table-cell>
          <table:table-cell table:number-columns-repeated="2"/>
        </table:table-row>
        <table:table-row table:style-name="ro1">
          <table:table-cell office:value-type="float" office:value="266587914" calcext:value-type="float">
            <text:p>266587914</text:p>
          </table:table-cell>
          <table:table-cell office:value-type="float" office:value="94766167" calcext:value-type="float">
            <text:p>94766167</text:p>
          </table:table-cell>
          <table:table-cell office:value-type="float" office:value="361354081" calcext:value-type="float">
            <text:p>361354081</text:p>
          </table:table-cell>
          <table:table-cell table:number-columns-repeated="2"/>
        </table:table-row>
        <table:table-row table:style-name="ro1">
          <table:table-cell office:value-type="float" office:value="267884568" calcext:value-type="float">
            <text:p>267884568</text:p>
          </table:table-cell>
          <table:table-cell office:value-type="float" office:value="93880462" calcext:value-type="float">
            <text:p>93880462</text:p>
          </table:table-cell>
          <table:table-cell office:value-type="float" office:value="361765030" calcext:value-type="float">
            <text:p>361765030</text:p>
          </table:table-cell>
          <table:table-cell table:number-columns-repeated="2"/>
        </table:table-row>
        <table:table-row table:style-name="ro1">
          <table:table-cell office:value-type="float" office:value="267373819" calcext:value-type="float">
            <text:p>267373819</text:p>
          </table:table-cell>
          <table:table-cell office:value-type="float" office:value="100372685" calcext:value-type="float">
            <text:p>100372685</text:p>
          </table:table-cell>
          <table:table-cell office:value-type="float" office:value="367746504" calcext:value-type="float">
            <text:p>367746504</text:p>
          </table:table-cell>
          <table:table-cell table:number-columns-repeated="2"/>
        </table:table-row>
        <table:table-row table:style-name="ro1">
          <table:table-cell office:value-type="float" office:value="264777861" calcext:value-type="float">
            <text:p>264777861</text:p>
          </table:table-cell>
          <table:table-cell office:value-type="float" office:value="90840078" calcext:value-type="float">
            <text:p>90840078</text:p>
          </table:table-cell>
          <table:table-cell office:value-type="float" office:value="355617939" calcext:value-type="float">
            <text:p>355617939</text:p>
          </table:table-cell>
          <table:table-cell table:number-columns-repeated="2"/>
        </table:table-row>
        <table:table-row table:style-name="ro1">
          <table:table-cell office:value-type="float" office:value="262899821" calcext:value-type="float">
            <text:p>262899821</text:p>
          </table:table-cell>
          <table:table-cell office:value-type="float" office:value="90703069" calcext:value-type="float">
            <text:p>90703069</text:p>
          </table:table-cell>
          <table:table-cell office:value-type="float" office:value="353602890" calcext:value-type="float">
            <text:p>353602890</text:p>
          </table:table-cell>
          <table:table-cell table:number-columns-repeated="2"/>
        </table:table-row>
        <table:table-row table:style-name="ro1">
          <table:table-cell office:value-type="float" office:value="263532707" calcext:value-type="float">
            <text:p>263532707</text:p>
          </table:table-cell>
          <table:table-cell office:value-type="float" office:value="90894276" calcext:value-type="float">
            <text:p>90894276</text:p>
          </table:table-cell>
          <table:table-cell office:value-type="float" office:value="354426983" calcext:value-type="float">
            <text:p>354426983</text:p>
          </table:table-cell>
          <table:table-cell table:number-columns-repeated="2"/>
        </table:table-row>
        <table:table-row table:style-name="ro1">
          <table:table-cell office:value-type="float" office:value="263089398" calcext:value-type="float">
            <text:p>263089398</text:p>
          </table:table-cell>
          <table:table-cell office:value-type="float" office:value="90518132" calcext:value-type="float">
            <text:p>90518132</text:p>
          </table:table-cell>
          <table:table-cell office:value-type="float" office:value="353607530" calcext:value-type="float">
            <text:p>353607530</text:p>
          </table:table-cell>
          <table:table-cell table:number-columns-repeated="2"/>
        </table:table-row>
        <table:table-row table:style-name="ro1">
          <table:table-cell office:value-type="float" office:value="264510252" calcext:value-type="float">
            <text:p>264510252</text:p>
          </table:table-cell>
          <table:table-cell office:value-type="float" office:value="90794886" calcext:value-type="float">
            <text:p>90794886</text:p>
          </table:table-cell>
          <table:table-cell office:value-type="float" office:value="355305138" calcext:value-type="float">
            <text:p>355305138</text:p>
          </table:table-cell>
          <table:table-cell table:number-columns-repeated="2"/>
        </table:table-row>
        <table:table-row table:style-name="ro1">
          <table:table-cell office:value-type="float" office:value="264284888" calcext:value-type="float">
            <text:p>264284888</text:p>
          </table:table-cell>
          <table:table-cell office:value-type="float" office:value="91553903" calcext:value-type="float">
            <text:p>91553903</text:p>
          </table:table-cell>
          <table:table-cell office:value-type="float" office:value="355838791" calcext:value-type="float">
            <text:p>355838791</text:p>
          </table:table-cell>
          <table:table-cell table:number-columns-repeated="2"/>
        </table:table-row>
        <table:table-row table:style-name="ro1">
          <table:table-cell office:value-type="float" office:value="264858983" calcext:value-type="float">
            <text:p>264858983</text:p>
          </table:table-cell>
          <table:table-cell office:value-type="float" office:value="90781478" calcext:value-type="float">
            <text:p>90781478</text:p>
          </table:table-cell>
          <table:table-cell office:value-type="float" office:value="355640461" calcext:value-type="float">
            <text:p>355640461</text:p>
          </table:table-cell>
          <table:table-cell table:number-columns-repeated="2"/>
        </table:table-row>
        <table:table-row table:style-name="ro1">
          <table:table-cell office:value-type="float" office:value="263153102" calcext:value-type="float">
            <text:p>263153102</text:p>
          </table:table-cell>
          <table:table-cell office:value-type="float" office:value="90644725" calcext:value-type="float">
            <text:p>90644725</text:p>
          </table:table-cell>
          <table:table-cell office:value-type="float" office:value="353797827" calcext:value-type="float">
            <text:p>353797827</text:p>
          </table:table-cell>
          <table:table-cell table:number-columns-repeated="2"/>
        </table:table-row>
        <table:table-row table:style-name="ro1">
          <table:table-cell office:value-type="float" office:value="263590868" calcext:value-type="float">
            <text:p>263590868</text:p>
          </table:table-cell>
          <table:table-cell office:value-type="float" office:value="90967464" calcext:value-type="float">
            <text:p>90967464</text:p>
          </table:table-cell>
          <table:table-cell office:value-type="float" office:value="354558332" calcext:value-type="float">
            <text:p>354558332</text:p>
          </table:table-cell>
          <table:table-cell table:number-columns-repeated="2"/>
        </table:table-row>
        <table:table-row table:style-name="ro1">
          <table:table-cell office:value-type="float" office:value="262908427" calcext:value-type="float">
            <text:p>262908427</text:p>
          </table:table-cell>
          <table:table-cell office:value-type="float" office:value="90705965" calcext:value-type="float">
            <text:p>90705965</text:p>
          </table:table-cell>
          <table:table-cell office:value-type="float" office:value="353614392" calcext:value-type="float">
            <text:p>353614392</text:p>
          </table:table-cell>
          <table:table-cell table:number-columns-repeated="2"/>
        </table:table-row>
        <table:table-row table:style-name="ro1">
          <table:table-cell office:value-type="float" office:value="263369261" calcext:value-type="float">
            <text:p>263369261</text:p>
          </table:table-cell>
          <table:table-cell office:value-type="float" office:value="91560002" calcext:value-type="float">
            <text:p>91560002</text:p>
          </table:table-cell>
          <table:table-cell office:value-type="float" office:value="354929263" calcext:value-type="float">
            <text:p>354929263</text:p>
          </table:table-cell>
          <table:table-cell table:number-columns-repeated="2"/>
        </table:table-row>
        <table:table-row table:style-name="ro1">
          <table:table-cell office:value-type="float" office:value="264525766" calcext:value-type="float">
            <text:p>264525766</text:p>
          </table:table-cell>
          <table:table-cell office:value-type="float" office:value="90701389" calcext:value-type="float">
            <text:p>90701389</text:p>
          </table:table-cell>
          <table:table-cell office:value-type="float" office:value="355227155" calcext:value-type="float">
            <text:p>355227155</text:p>
          </table:table-cell>
          <table:table-cell table:number-columns-repeated="2"/>
        </table:table-row>
        <table:table-row table:style-name="ro1">
          <table:table-cell office:value-type="float" office:value="263271552" calcext:value-type="float">
            <text:p>263271552</text:p>
          </table:table-cell>
          <table:table-cell office:value-type="float" office:value="90776349" calcext:value-type="float">
            <text:p>90776349</text:p>
          </table:table-cell>
          <table:table-cell office:value-type="float" office:value="354047901" calcext:value-type="float">
            <text:p>354047901</text:p>
          </table:table-cell>
          <table:table-cell table:number-columns-repeated="2"/>
        </table:table-row>
        <table:table-row table:style-name="ro1">
          <table:table-cell office:value-type="float" office:value="263114560" calcext:value-type="float">
            <text:p>263114560</text:p>
          </table:table-cell>
          <table:table-cell office:value-type="float" office:value="90751370" calcext:value-type="float">
            <text:p>90751370</text:p>
          </table:table-cell>
          <table:table-cell office:value-type="float" office:value="353865930" calcext:value-type="float">
            <text:p>353865930</text:p>
          </table:table-cell>
          <table:table-cell table:number-columns-repeated="2"/>
        </table:table-row>
        <table:table-row table:style-name="ro1">
          <table:table-cell office:value-type="float" office:value="262965640" calcext:value-type="float">
            <text:p>262965640</text:p>
          </table:table-cell>
          <table:table-cell office:value-type="float" office:value="90806411" calcext:value-type="float">
            <text:p>90806411</text:p>
          </table:table-cell>
          <table:table-cell office:value-type="float" office:value="353772051" calcext:value-type="float">
            <text:p>353772051</text:p>
          </table:table-cell>
          <table:table-cell table:number-columns-repeated="2"/>
        </table:table-row>
        <table:table-row table:style-name="ro1">
          <table:table-cell office:value-type="float" office:value="262367736" calcext:value-type="float">
            <text:p>262367736</text:p>
          </table:table-cell>
          <table:table-cell office:value-type="float" office:value="90909284" calcext:value-type="float">
            <text:p>90909284</text:p>
          </table:table-cell>
          <table:table-cell office:value-type="float" office:value="353277020" calcext:value-type="float">
            <text:p>353277020</text:p>
          </table:table-cell>
          <table:table-cell table:number-columns-repeated="2"/>
        </table:table-row>
        <table:table-row table:style-name="ro1">
          <table:table-cell office:value-type="float" office:value="262631221" calcext:value-type="float">
            <text:p>262631221</text:p>
          </table:table-cell>
          <table:table-cell office:value-type="float" office:value="90841200" calcext:value-type="float">
            <text:p>90841200</text:p>
          </table:table-cell>
          <table:table-cell office:value-type="float" office:value="353472421" calcext:value-type="float">
            <text:p>353472421</text:p>
          </table:table-cell>
          <table:table-cell table:number-columns-repeated="2"/>
        </table:table-row>
        <table:table-row table:style-name="ro1">
          <table:table-cell office:value-type="float" office:value="262656537" calcext:value-type="float">
            <text:p>262656537</text:p>
          </table:table-cell>
          <table:table-cell office:value-type="float" office:value="90758766" calcext:value-type="float">
            <text:p>90758766</text:p>
          </table:table-cell>
          <table:table-cell office:value-type="float" office:value="353415303" calcext:value-type="float">
            <text:p>353415303</text:p>
          </table:table-cell>
          <table:table-cell table:number-columns-repeated="2"/>
        </table:table-row>
        <table:table-row table:style-name="ro1">
          <table:table-cell office:value-type="float" office:value="264020676" calcext:value-type="float">
            <text:p>264020676</text:p>
          </table:table-cell>
          <table:table-cell office:value-type="float" office:value="90846191" calcext:value-type="float">
            <text:p>90846191</text:p>
          </table:table-cell>
          <table:table-cell office:value-type="float" office:value="354866867" calcext:value-type="float">
            <text:p>354866867</text:p>
          </table:table-cell>
          <table:table-cell table:number-columns-repeated="2"/>
        </table:table-row>
        <table:table-row table:style-name="ro1">
          <table:table-cell office:value-type="float" office:value="263394991" calcext:value-type="float">
            <text:p>263394991</text:p>
          </table:table-cell>
          <table:table-cell office:value-type="float" office:value="90686281" calcext:value-type="float">
            <text:p>90686281</text:p>
          </table:table-cell>
          <table:table-cell office:value-type="float" office:value="354081272" calcext:value-type="float">
            <text:p>354081272</text:p>
          </table:table-cell>
          <table:table-cell table:number-columns-repeated="2"/>
        </table:table-row>
        <table:table-row table:style-name="ro1">
          <table:table-cell office:value-type="float" office:value="262617512" calcext:value-type="float">
            <text:p>262617512</text:p>
          </table:table-cell>
          <table:table-cell office:value-type="float" office:value="90593703" calcext:value-type="float">
            <text:p>90593703</text:p>
          </table:table-cell>
          <table:table-cell office:value-type="float" office:value="353211215" calcext:value-type="float">
            <text:p>353211215</text:p>
          </table:table-cell>
          <table:table-cell table:number-columns-repeated="2"/>
        </table:table-row>
        <table:table-row table:style-name="ro1">
          <table:table-cell office:value-type="float" office:value="262460209" calcext:value-type="float">
            <text:p>262460209</text:p>
          </table:table-cell>
          <table:table-cell office:value-type="float" office:value="90956360" calcext:value-type="float">
            <text:p>90956360</text:p>
          </table:table-cell>
          <table:table-cell office:value-type="float" office:value="353416569" calcext:value-type="float">
            <text:p>353416569</text:p>
          </table:table-cell>
          <table:table-cell table:number-columns-repeated="2"/>
        </table:table-row>
        <table:table-row table:style-name="ro1">
          <table:table-cell office:value-type="float" office:value="262543227" calcext:value-type="float">
            <text:p>262543227</text:p>
          </table:table-cell>
          <table:table-cell office:value-type="float" office:value="90638661" calcext:value-type="float">
            <text:p>90638661</text:p>
          </table:table-cell>
          <table:table-cell office:value-type="float" office:value="353181888" calcext:value-type="float">
            <text:p>353181888</text:p>
          </table:table-cell>
          <table:table-cell table:number-columns-repeated="2"/>
        </table:table-row>
        <table:table-row table:style-name="ro1">
          <table:table-cell office:value-type="float" office:value="262853512" calcext:value-type="float">
            <text:p>262853512</text:p>
          </table:table-cell>
          <table:table-cell office:value-type="float" office:value="91037402" calcext:value-type="float">
            <text:p>91037402</text:p>
          </table:table-cell>
          <table:table-cell office:value-type="float" office:value="353890914" calcext:value-type="float">
            <text:p>353890914</text:p>
          </table:table-cell>
          <table:table-cell table:number-columns-repeated="2"/>
        </table:table-row>
        <table:table-row table:style-name="ro1">
          <table:table-cell office:value-type="float" office:value="263143387" calcext:value-type="float">
            <text:p>263143387</text:p>
          </table:table-cell>
          <table:table-cell office:value-type="float" office:value="90556032" calcext:value-type="float">
            <text:p>90556032</text:p>
          </table:table-cell>
          <table:table-cell office:value-type="float" office:value="353699419" calcext:value-type="float">
            <text:p>353699419</text:p>
          </table:table-cell>
          <table:table-cell table:number-columns-repeated="2"/>
        </table:table-row>
        <table:table-row table:style-name="ro1">
          <table:table-cell office:value-type="float" office:value="263649712" calcext:value-type="float">
            <text:p>263649712</text:p>
          </table:table-cell>
          <table:table-cell office:value-type="float" office:value="90788983" calcext:value-type="float">
            <text:p>90788983</text:p>
          </table:table-cell>
          <table:table-cell office:value-type="float" office:value="354438695" calcext:value-type="float">
            <text:p>354438695</text:p>
          </table:table-cell>
          <table:table-cell table:number-columns-repeated="2"/>
        </table:table-row>
        <table:table-row table:style-name="ro1">
          <table:table-cell office:value-type="float" office:value="264474148" calcext:value-type="float">
            <text:p>264474148</text:p>
          </table:table-cell>
          <table:table-cell office:value-type="float" office:value="90599938" calcext:value-type="float">
            <text:p>90599938</text:p>
          </table:table-cell>
          <table:table-cell office:value-type="float" office:value="355074086" calcext:value-type="float">
            <text:p>355074086</text:p>
          </table:table-cell>
          <table:table-cell table:number-columns-repeated="2"/>
        </table:table-row>
        <table:table-row table:style-name="ro1">
          <table:table-cell office:value-type="float" office:value="263435731" calcext:value-type="float">
            <text:p>263435731</text:p>
          </table:table-cell>
          <table:table-cell office:value-type="float" office:value="90683903" calcext:value-type="float">
            <text:p>90683903</text:p>
          </table:table-cell>
          <table:table-cell office:value-type="float" office:value="354119634" calcext:value-type="float">
            <text:p>354119634</text:p>
          </table:table-cell>
          <table:table-cell table:number-columns-repeated="2"/>
        </table:table-row>
        <table:table-row table:style-name="ro1">
          <table:table-cell office:value-type="float" office:value="263924495" calcext:value-type="float">
            <text:p>263924495</text:p>
          </table:table-cell>
          <table:table-cell office:value-type="float" office:value="90771566" calcext:value-type="float">
            <text:p>90771566</text:p>
          </table:table-cell>
          <table:table-cell office:value-type="float" office:value="354696061" calcext:value-type="float">
            <text:p>354696061</text:p>
          </table:table-cell>
          <table:table-cell table:number-columns-repeated="2"/>
        </table:table-row>
        <table:table-row table:style-name="ro1">
          <table:table-cell office:value-type="float" office:value="263889191" calcext:value-type="float">
            <text:p>263889191</text:p>
          </table:table-cell>
          <table:table-cell office:value-type="float" office:value="90959689" calcext:value-type="float">
            <text:p>90959689</text:p>
          </table:table-cell>
          <table:table-cell office:value-type="float" office:value="354848880" calcext:value-type="float">
            <text:p>354848880</text:p>
          </table:table-cell>
          <table:table-cell table:number-columns-repeated="2"/>
        </table:table-row>
        <table:table-row table:style-name="ro1">
          <table:table-cell office:value-type="float" office:value="264388757" calcext:value-type="float">
            <text:p>264388757</text:p>
          </table:table-cell>
          <table:table-cell office:value-type="float" office:value="90726180" calcext:value-type="float">
            <text:p>90726180</text:p>
          </table:table-cell>
          <table:table-cell office:value-type="float" office:value="355114937" calcext:value-type="float">
            <text:p>355114937</text:p>
          </table:table-cell>
          <table:table-cell table:number-columns-repeated="2"/>
        </table:table-row>
        <table:table-row table:style-name="ro1">
          <table:table-cell office:value-type="float" office:value="263440280" calcext:value-type="float">
            <text:p>263440280</text:p>
          </table:table-cell>
          <table:table-cell office:value-type="float" office:value="90979462" calcext:value-type="float">
            <text:p>90979462</text:p>
          </table:table-cell>
          <table:table-cell office:value-type="float" office:value="354419742" calcext:value-type="float">
            <text:p>354419742</text:p>
          </table:table-cell>
          <table:table-cell table:number-columns-repeated="2"/>
        </table:table-row>
        <table:table-row table:style-name="ro1">
          <table:table-cell office:value-type="float" office:value="263801284" calcext:value-type="float">
            <text:p>263801284</text:p>
          </table:table-cell>
          <table:table-cell office:value-type="float" office:value="91043340" calcext:value-type="float">
            <text:p>91043340</text:p>
          </table:table-cell>
          <table:table-cell office:value-type="float" office:value="354844624" calcext:value-type="float">
            <text:p>354844624</text:p>
          </table:table-cell>
          <table:table-cell table:number-columns-repeated="2"/>
        </table:table-row>
        <table:table-row table:style-name="ro1">
          <table:table-cell office:value-type="float" office:value="263130856" calcext:value-type="float">
            <text:p>263130856</text:p>
          </table:table-cell>
          <table:table-cell office:value-type="float" office:value="90863977" calcext:value-type="float">
            <text:p>90863977</text:p>
          </table:table-cell>
          <table:table-cell office:value-type="float" office:value="353994833" calcext:value-type="float">
            <text:p>353994833</text:p>
          </table:table-cell>
          <table:table-cell table:number-columns-repeated="2"/>
        </table:table-row>
        <table:table-row table:style-name="ro1">
          <table:table-cell office:value-type="float" office:value="263426804" calcext:value-type="float">
            <text:p>263426804</text:p>
          </table:table-cell>
          <table:table-cell office:value-type="float" office:value="90601332" calcext:value-type="float">
            <text:p>90601332</text:p>
          </table:table-cell>
          <table:table-cell office:value-type="float" office:value="354028136" calcext:value-type="float">
            <text:p>354028136</text:p>
          </table:table-cell>
          <table:table-cell table:number-columns-repeated="2"/>
        </table:table-row>
        <table:table-row table:style-name="ro1">
          <table:table-cell office:value-type="float" office:value="263291638" calcext:value-type="float">
            <text:p>263291638</text:p>
          </table:table-cell>
          <table:table-cell office:value-type="float" office:value="91133144" calcext:value-type="float">
            <text:p>91133144</text:p>
          </table:table-cell>
          <table:table-cell office:value-type="float" office:value="354424782" calcext:value-type="float">
            <text:p>354424782</text:p>
          </table:table-cell>
          <table:table-cell table:number-columns-repeated="2"/>
        </table:table-row>
        <table:table-row table:style-name="ro1">
          <table:table-cell office:value-type="float" office:value="263202526" calcext:value-type="float">
            <text:p>263202526</text:p>
          </table:table-cell>
          <table:table-cell office:value-type="float" office:value="90709554" calcext:value-type="float">
            <text:p>90709554</text:p>
          </table:table-cell>
          <table:table-cell office:value-type="float" office:value="353912080" calcext:value-type="float">
            <text:p>353912080</text:p>
          </table:table-cell>
          <table:table-cell table:number-columns-repeated="2"/>
        </table:table-row>
        <table:table-row table:style-name="ro1">
          <table:table-cell office:value-type="float" office:value="263367817" calcext:value-type="float">
            <text:p>263367817</text:p>
          </table:table-cell>
          <table:table-cell office:value-type="float" office:value="90703488" calcext:value-type="float">
            <text:p>90703488</text:p>
          </table:table-cell>
          <table:table-cell office:value-type="float" office:value="354071305" calcext:value-type="float">
            <text:p>354071305</text:p>
          </table:table-cell>
          <table:table-cell table:number-columns-repeated="2"/>
        </table:table-row>
        <table:table-row table:style-name="ro1">
          <table:table-cell office:value-type="float" office:value="264424345" calcext:value-type="float">
            <text:p>264424345</text:p>
          </table:table-cell>
          <table:table-cell office:value-type="float" office:value="90867241" calcext:value-type="float">
            <text:p>90867241</text:p>
          </table:table-cell>
          <table:table-cell office:value-type="float" office:value="355291586" calcext:value-type="float">
            <text:p>355291586</text:p>
          </table:table-cell>
          <table:table-cell table:number-columns-repeated="2"/>
        </table:table-row>
        <table:table-row table:style-name="ro1">
          <table:table-cell office:value-type="float" office:value="262665559" calcext:value-type="float">
            <text:p>262665559</text:p>
          </table:table-cell>
          <table:table-cell office:value-type="float" office:value="90929127" calcext:value-type="float">
            <text:p>90929127</text:p>
          </table:table-cell>
          <table:table-cell office:value-type="float" office:value="353594686" calcext:value-type="float">
            <text:p>353594686</text:p>
          </table:table-cell>
          <table:table-cell table:number-columns-repeated="2"/>
        </table:table-row>
        <table:table-row table:style-name="ro1">
          <table:table-cell office:value-type="float" office:value="262718235" calcext:value-type="float">
            <text:p>262718235</text:p>
          </table:table-cell>
          <table:table-cell office:value-type="float" office:value="90622001" calcext:value-type="float">
            <text:p>90622001</text:p>
          </table:table-cell>
          <table:table-cell office:value-type="float" office:value="353340236" calcext:value-type="float">
            <text:p>353340236</text:p>
          </table:table-cell>
          <table:table-cell table:number-columns-repeated="2"/>
        </table:table-row>
        <table:table-row table:style-name="ro1">
          <table:table-cell office:value-type="float" office:value="262912694" calcext:value-type="float">
            <text:p>262912694</text:p>
          </table:table-cell>
          <table:table-cell office:value-type="float" office:value="90976304" calcext:value-type="float">
            <text:p>90976304</text:p>
          </table:table-cell>
          <table:table-cell office:value-type="float" office:value="353888998" calcext:value-type="float">
            <text:p>353888998</text:p>
          </table:table-cell>
          <table:table-cell table:number-columns-repeated="2"/>
        </table:table-row>
        <table:table-row table:style-name="ro1">
          <table:table-cell office:value-type="float" office:value="263258019" calcext:value-type="float">
            <text:p>263258019</text:p>
          </table:table-cell>
          <table:table-cell office:value-type="float" office:value="90854592" calcext:value-type="float">
            <text:p>90854592</text:p>
          </table:table-cell>
          <table:table-cell office:value-type="float" office:value="354112611" calcext:value-type="float">
            <text:p>354112611</text:p>
          </table:table-cell>
          <table:table-cell table:number-columns-repeated="2"/>
        </table:table-row>
        <table:table-row table:style-name="ro1">
          <table:table-cell office:value-type="float" office:value="263222784" calcext:value-type="float">
            <text:p>263222784</text:p>
          </table:table-cell>
          <table:table-cell office:value-type="float" office:value="90765143" calcext:value-type="float">
            <text:p>90765143</text:p>
          </table:table-cell>
          <table:table-cell office:value-type="float" office:value="353987927" calcext:value-type="float">
            <text:p>353987927</text:p>
          </table:table-cell>
          <table:table-cell table:number-columns-repeated="2"/>
        </table:table-row>
        <table:table-row table:style-name="ro1">
          <table:table-cell office:value-type="float" office:value="263283749" calcext:value-type="float">
            <text:p>263283749</text:p>
          </table:table-cell>
          <table:table-cell office:value-type="float" office:value="90602816" calcext:value-type="float">
            <text:p>90602816</text:p>
          </table:table-cell>
          <table:table-cell office:value-type="float" office:value="353886565" calcext:value-type="float">
            <text:p>353886565</text:p>
          </table:table-cell>
          <table:table-cell table:number-columns-repeated="2"/>
        </table:table-row>
        <table:table-row table:style-name="ro1">
          <table:table-cell office:value-type="float" office:value="263578331" calcext:value-type="float">
            <text:p>263578331</text:p>
          </table:table-cell>
          <table:table-cell office:value-type="float" office:value="90798693" calcext:value-type="float">
            <text:p>90798693</text:p>
          </table:table-cell>
          <table:table-cell office:value-type="float" office:value="354377024" calcext:value-type="float">
            <text:p>354377024</text:p>
          </table:table-cell>
          <table:table-cell table:number-columns-repeated="2"/>
        </table:table-row>
        <table:table-row table:style-name="ro1">
          <table:table-cell office:value-type="float" office:value="264227649" calcext:value-type="float">
            <text:p>264227649</text:p>
          </table:table-cell>
          <table:table-cell office:value-type="float" office:value="90694974" calcext:value-type="float">
            <text:p>90694974</text:p>
          </table:table-cell>
          <table:table-cell office:value-type="float" office:value="354922623" calcext:value-type="float">
            <text:p>354922623</text:p>
          </table:table-cell>
          <table:table-cell table:number-columns-repeated="2"/>
        </table:table-row>
        <table:table-row table:style-name="ro1">
          <table:table-cell office:value-type="float" office:value="264075580" calcext:value-type="float">
            <text:p>264075580</text:p>
          </table:table-cell>
          <table:table-cell office:value-type="float" office:value="91077753" calcext:value-type="float">
            <text:p>91077753</text:p>
          </table:table-cell>
          <table:table-cell office:value-type="float" office:value="355153333" calcext:value-type="float">
            <text:p>355153333</text:p>
          </table:table-cell>
          <table:table-cell table:number-columns-repeated="2"/>
        </table:table-row>
        <table:table-row table:style-name="ro1">
          <table:table-cell office:value-type="float" office:value="264848687" calcext:value-type="float">
            <text:p>264848687</text:p>
          </table:table-cell>
          <table:table-cell office:value-type="float" office:value="90725335" calcext:value-type="float">
            <text:p>90725335</text:p>
          </table:table-cell>
          <table:table-cell office:value-type="float" office:value="355574022" calcext:value-type="float">
            <text:p>355574022</text:p>
          </table:table-cell>
          <table:table-cell table:number-columns-repeated="2"/>
        </table:table-row>
        <table:table-row table:style-name="ro1">
          <table:table-cell office:value-type="float" office:value="264228237" calcext:value-type="float">
            <text:p>264228237</text:p>
          </table:table-cell>
          <table:table-cell office:value-type="float" office:value="90833914" calcext:value-type="float">
            <text:p>90833914</text:p>
          </table:table-cell>
          <table:table-cell office:value-type="float" office:value="355062151" calcext:value-type="float">
            <text:p>355062151</text:p>
          </table:table-cell>
          <table:table-cell table:number-columns-repeated="2"/>
        </table:table-row>
        <table:table-row table:style-name="ro1">
          <table:table-cell office:value-type="float" office:value="263621783" calcext:value-type="float">
            <text:p>263621783</text:p>
          </table:table-cell>
          <table:table-cell office:value-type="float" office:value="91003653" calcext:value-type="float">
            <text:p>91003653</text:p>
          </table:table-cell>
          <table:table-cell office:value-type="float" office:value="354625436" calcext:value-type="float">
            <text:p>354625436</text:p>
          </table:table-cell>
          <table:table-cell table:number-columns-repeated="2"/>
        </table:table-row>
        <table:table-row table:style-name="ro1">
          <table:table-cell office:value-type="float" office:value="264486661" calcext:value-type="float">
            <text:p>264486661</text:p>
          </table:table-cell>
          <table:table-cell office:value-type="float" office:value="90988151" calcext:value-type="float">
            <text:p>90988151</text:p>
          </table:table-cell>
          <table:table-cell office:value-type="float" office:value="355474812" calcext:value-type="float">
            <text:p>355474812</text:p>
          </table:table-cell>
          <table:table-cell table:number-columns-repeated="2"/>
        </table:table-row>
        <table:table-row table:style-name="ro1">
          <table:table-cell office:value-type="float" office:value="264419106" calcext:value-type="float">
            <text:p>264419106</text:p>
          </table:table-cell>
          <table:table-cell office:value-type="float" office:value="90752976" calcext:value-type="float">
            <text:p>90752976</text:p>
          </table:table-cell>
          <table:table-cell office:value-type="float" office:value="355172082" calcext:value-type="float">
            <text:p>355172082</text:p>
          </table:table-cell>
          <table:table-cell table:number-columns-repeated="2"/>
        </table:table-row>
        <table:table-row table:style-name="ro1">
          <table:table-cell office:value-type="float" office:value="263616574" calcext:value-type="float">
            <text:p>263616574</text:p>
          </table:table-cell>
          <table:table-cell office:value-type="float" office:value="91158606" calcext:value-type="float">
            <text:p>91158606</text:p>
          </table:table-cell>
          <table:table-cell office:value-type="float" office:value="354775180" calcext:value-type="float">
            <text:p>354775180</text:p>
          </table:table-cell>
          <table:table-cell table:number-columns-repeated="2"/>
        </table:table-row>
        <table:table-row table:style-name="ro1">
          <table:table-cell office:value-type="float" office:value="263814221" calcext:value-type="float">
            <text:p>263814221</text:p>
          </table:table-cell>
          <table:table-cell office:value-type="float" office:value="90787408" calcext:value-type="float">
            <text:p>90787408</text:p>
          </table:table-cell>
          <table:table-cell office:value-type="float" office:value="354601629" calcext:value-type="float">
            <text:p>354601629</text:p>
          </table:table-cell>
          <table:table-cell table:number-columns-repeated="2"/>
        </table:table-row>
        <table:table-row table:style-name="ro1">
          <table:table-cell office:value-type="float" office:value="264477865" calcext:value-type="float">
            <text:p>264477865</text:p>
          </table:table-cell>
          <table:table-cell office:value-type="float" office:value="90898615" calcext:value-type="float">
            <text:p>90898615</text:p>
          </table:table-cell>
          <table:table-cell office:value-type="float" office:value="355376480" calcext:value-type="float">
            <text:p>355376480</text:p>
          </table:table-cell>
          <table:table-cell table:number-columns-repeated="2"/>
        </table:table-row>
        <table:table-row table:style-name="ro1">
          <table:table-cell office:value-type="float" office:value="264062862" calcext:value-type="float">
            <text:p>264062862</text:p>
          </table:table-cell>
          <table:table-cell office:value-type="float" office:value="90562447" calcext:value-type="float">
            <text:p>90562447</text:p>
          </table:table-cell>
          <table:table-cell office:value-type="float" office:value="354625309" calcext:value-type="float">
            <text:p>354625309</text:p>
          </table:table-cell>
          <table:table-cell table:number-columns-repeated="2"/>
        </table:table-row>
        <table:table-row table:style-name="ro1">
          <table:table-cell office:value-type="float" office:value="263496602" calcext:value-type="float">
            <text:p>263496602</text:p>
          </table:table-cell>
          <table:table-cell office:value-type="float" office:value="90975250" calcext:value-type="float">
            <text:p>90975250</text:p>
          </table:table-cell>
          <table:table-cell office:value-type="float" office:value="354471852" calcext:value-type="float">
            <text:p>354471852</text:p>
          </table:table-cell>
          <table:table-cell table:number-columns-repeated="2"/>
        </table:table-row>
        <table:table-row table:style-name="ro1">
          <table:table-cell office:value-type="float" office:value="264509292" calcext:value-type="float">
            <text:p>264509292</text:p>
          </table:table-cell>
          <table:table-cell office:value-type="float" office:value="90574809" calcext:value-type="float">
            <text:p>90574809</text:p>
          </table:table-cell>
          <table:table-cell office:value-type="float" office:value="355084101" calcext:value-type="float">
            <text:p>355084101</text:p>
          </table:table-cell>
          <table:table-cell table:number-columns-repeated="2"/>
        </table:table-row>
        <table:table-row table:style-name="ro1">
          <table:table-cell office:value-type="float" office:value="263853885" calcext:value-type="float">
            <text:p>263853885</text:p>
          </table:table-cell>
          <table:table-cell office:value-type="float" office:value="91147798" calcext:value-type="float">
            <text:p>91147798</text:p>
          </table:table-cell>
          <table:table-cell office:value-type="float" office:value="355001683" calcext:value-type="float">
            <text:p>355001683</text:p>
          </table:table-cell>
          <table:table-cell table:number-columns-repeated="2"/>
        </table:table-row>
        <table:table-row table:style-name="ro1">
          <table:table-cell office:value-type="float" office:value="263699551" calcext:value-type="float">
            <text:p>263699551</text:p>
          </table:table-cell>
          <table:table-cell office:value-type="float" office:value="90633465" calcext:value-type="float">
            <text:p>90633465</text:p>
          </table:table-cell>
          <table:table-cell office:value-type="float" office:value="354333016" calcext:value-type="float">
            <text:p>354333016</text:p>
          </table:table-cell>
          <table:table-cell table:number-columns-repeated="2"/>
        </table:table-row>
        <table:table-row table:style-name="ro1">
          <table:table-cell office:value-type="float" office:value="263191898" calcext:value-type="float">
            <text:p>263191898</text:p>
          </table:table-cell>
          <table:table-cell office:value-type="float" office:value="90615227" calcext:value-type="float">
            <text:p>90615227</text:p>
          </table:table-cell>
          <table:table-cell office:value-type="float" office:value="353807125" calcext:value-type="float">
            <text:p>353807125</text:p>
          </table:table-cell>
          <table:table-cell table:number-columns-repeated="2"/>
        </table:table-row>
        <table:table-row table:style-name="ro1">
          <table:table-cell office:value-type="float" office:value="263290988" calcext:value-type="float">
            <text:p>263290988</text:p>
          </table:table-cell>
          <table:table-cell office:value-type="float" office:value="90550101" calcext:value-type="float">
            <text:p>90550101</text:p>
          </table:table-cell>
          <table:table-cell office:value-type="float" office:value="353841089" calcext:value-type="float">
            <text:p>353841089</text:p>
          </table:table-cell>
          <table:table-cell table:number-columns-repeated="2"/>
        </table:table-row>
        <table:table-row table:style-name="ro1">
          <table:table-cell office:value-type="float" office:value="263465919" calcext:value-type="float">
            <text:p>263465919</text:p>
          </table:table-cell>
          <table:table-cell office:value-type="float" office:value="90958557" calcext:value-type="float">
            <text:p>90958557</text:p>
          </table:table-cell>
          <table:table-cell office:value-type="float" office:value="354424476" calcext:value-type="float">
            <text:p>354424476</text:p>
          </table:table-cell>
          <table:table-cell table:number-columns-repeated="2"/>
        </table:table-row>
        <table:table-row table:style-name="ro1">
          <table:table-cell office:value-type="float" office:value="262750871" calcext:value-type="float">
            <text:p>262750871</text:p>
          </table:table-cell>
          <table:table-cell office:value-type="float" office:value="90611481" calcext:value-type="float">
            <text:p>90611481</text:p>
          </table:table-cell>
          <table:table-cell office:value-type="float" office:value="353362352" calcext:value-type="float">
            <text:p>353362352</text:p>
          </table:table-cell>
          <table:table-cell table:number-columns-repeated="2"/>
        </table:table-row>
        <table:table-row table:style-name="ro1">
          <table:table-cell office:value-type="float" office:value="264461047" calcext:value-type="float">
            <text:p>264461047</text:p>
          </table:table-cell>
          <table:table-cell office:value-type="float" office:value="90881867" calcext:value-type="float">
            <text:p>90881867</text:p>
          </table:table-cell>
          <table:table-cell office:value-type="float" office:value="355342914" calcext:value-type="float">
            <text:p>355342914</text:p>
          </table:table-cell>
          <table:table-cell table:number-columns-repeated="2"/>
        </table:table-row>
        <table:table-row table:style-name="ro1">
          <table:table-cell office:value-type="float" office:value="263688412" calcext:value-type="float">
            <text:p>263688412</text:p>
          </table:table-cell>
          <table:table-cell office:value-type="float" office:value="90790792" calcext:value-type="float">
            <text:p>90790792</text:p>
          </table:table-cell>
          <table:table-cell office:value-type="float" office:value="354479204" calcext:value-type="float">
            <text:p>354479204</text:p>
          </table:table-cell>
          <table:table-cell table:number-columns-repeated="2"/>
        </table:table-row>
        <table:table-row table:style-name="ro1">
          <table:table-cell office:value-type="float" office:value="263975384" calcext:value-type="float">
            <text:p>263975384</text:p>
          </table:table-cell>
          <table:table-cell office:value-type="float" office:value="90922728" calcext:value-type="float">
            <text:p>90922728</text:p>
          </table:table-cell>
          <table:table-cell office:value-type="float" office:value="354898112" calcext:value-type="float">
            <text:p>354898112</text:p>
          </table:table-cell>
          <table:table-cell table:number-columns-repeated="2"/>
        </table:table-row>
        <table:table-row table:style-name="ro1">
          <table:table-cell office:value-type="float" office:value="267635537" calcext:value-type="float">
            <text:p>267635537</text:p>
          </table:table-cell>
          <table:table-cell office:value-type="float" office:value="90647582" calcext:value-type="float">
            <text:p>90647582</text:p>
          </table:table-cell>
          <table:table-cell office:value-type="float" office:value="358283119" calcext:value-type="float">
            <text:p>358283119</text:p>
          </table:table-cell>
          <table:table-cell table:number-columns-repeated="2"/>
        </table:table-row>
        <table:table-row table:style-name="ro1">
          <table:table-cell office:value-type="float" office:value="264303375" calcext:value-type="float">
            <text:p>264303375</text:p>
          </table:table-cell>
          <table:table-cell office:value-type="float" office:value="90905596" calcext:value-type="float">
            <text:p>90905596</text:p>
          </table:table-cell>
          <table:table-cell office:value-type="float" office:value="355208971" calcext:value-type="float">
            <text:p>355208971</text:p>
          </table:table-cell>
          <table:table-cell table:number-columns-repeated="2"/>
        </table:table-row>
        <table:table-row table:style-name="ro1">
          <table:table-cell office:value-type="float" office:value="263751739" calcext:value-type="float">
            <text:p>263751739</text:p>
          </table:table-cell>
          <table:table-cell office:value-type="float" office:value="90860280" calcext:value-type="float">
            <text:p>90860280</text:p>
          </table:table-cell>
          <table:table-cell office:value-type="float" office:value="354612019" calcext:value-type="float">
            <text:p>354612019</text:p>
          </table:table-cell>
          <table:table-cell table:number-columns-repeated="2"/>
        </table:table-row>
        <table:table-row table:style-name="ro1">
          <table:table-cell office:value-type="float" office:value="263263215" calcext:value-type="float">
            <text:p>263263215</text:p>
          </table:table-cell>
          <table:table-cell office:value-type="float" office:value="90845627" calcext:value-type="float">
            <text:p>90845627</text:p>
          </table:table-cell>
          <table:table-cell office:value-type="float" office:value="354108842" calcext:value-type="float">
            <text:p>354108842</text:p>
          </table:table-cell>
          <table:table-cell table:number-columns-repeated="2"/>
        </table:table-row>
        <table:table-row table:style-name="ro1">
          <table:table-cell office:value-type="float" office:value="265333731" calcext:value-type="float">
            <text:p>265333731</text:p>
          </table:table-cell>
          <table:table-cell office:value-type="float" office:value="90972654" calcext:value-type="float">
            <text:p>90972654</text:p>
          </table:table-cell>
          <table:table-cell office:value-type="float" office:value="356306385" calcext:value-type="float">
            <text:p>356306385</text:p>
          </table:table-cell>
          <table:table-cell table:number-columns-repeated="2"/>
        </table:table-row>
        <table:table-row table:style-name="ro1">
          <table:table-cell office:value-type="float" office:value="263639626" calcext:value-type="float">
            <text:p>263639626</text:p>
          </table:table-cell>
          <table:table-cell office:value-type="float" office:value="91103879" calcext:value-type="float">
            <text:p>91103879</text:p>
          </table:table-cell>
          <table:table-cell office:value-type="float" office:value="354743505" calcext:value-type="float">
            <text:p>354743505</text:p>
          </table:table-cell>
          <table:table-cell table:number-columns-repeated="2"/>
        </table:table-row>
        <table:table-row table:style-name="ro1">
          <table:table-cell office:value-type="float" office:value="263927926" calcext:value-type="float">
            <text:p>263927926</text:p>
          </table:table-cell>
          <table:table-cell office:value-type="float" office:value="90742764" calcext:value-type="float">
            <text:p>90742764</text:p>
          </table:table-cell>
          <table:table-cell office:value-type="float" office:value="354670690" calcext:value-type="float">
            <text:p>354670690</text:p>
          </table:table-cell>
          <table:table-cell table:number-columns-repeated="2"/>
        </table:table-row>
        <table:table-row table:style-name="ro1">
          <table:table-cell office:value-type="float" office:value="263882468" calcext:value-type="float">
            <text:p>263882468</text:p>
          </table:table-cell>
          <table:table-cell office:value-type="float" office:value="90844972" calcext:value-type="float">
            <text:p>90844972</text:p>
          </table:table-cell>
          <table:table-cell office:value-type="float" office:value="354727440" calcext:value-type="float">
            <text:p>354727440</text:p>
          </table:table-cell>
          <table:table-cell table:number-columns-repeated="2"/>
        </table:table-row>
        <table:table-row table:style-name="ro1">
          <table:table-cell office:value-type="float" office:value="263891918" calcext:value-type="float">
            <text:p>263891918</text:p>
          </table:table-cell>
          <table:table-cell office:value-type="float" office:value="90832777" calcext:value-type="float">
            <text:p>90832777</text:p>
          </table:table-cell>
          <table:table-cell office:value-type="float" office:value="354724695" calcext:value-type="float">
            <text:p>3547246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8:06:57.176929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4-26T18:08:08.777293737</dc:date>
    <meta:editing-duration>PT2H30M</meta:editing-duration>
    <meta:editing-cycles>30</meta:editing-cycles>
    <meta:document-statistic meta:table-count="4" meta:cell-count="915" meta:object-count="0"/>
  </office:meta>
</office:document-meta>
</file>